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>
      <style:text-properties style:font-name="Times New Roman" style:font-name-asian="Times New Roman" style:font-name-complex="Times New Roman"/>
    </style:style>
    <style:style style:name="T3_63" style:family="text">
      <style:text-properties style:font-name="Times New Roman" style:font-name-asian="Times New Roman" style:font-name-complex="Times New Roman"/>
    </style:style>
    <style:style style:name="T3_64" style:family="text">
      <style:text-properties style:font-name="Times New Roman" style:font-name-asian="Times New Roman" style:font-name-complex="Times New Roman"/>
    </style:style>
    <style:style style:name="T3_65" style:family="text">
      <style:text-properties style:font-name="Times New Roman" style:font-name-asian="Times New Roman" style:font-name-complex="Times New Roman"/>
    </style:style>
    <style:style style:name="T3_66" style:family="text">
      <style:text-properties style:font-name="Times New Roman" style:font-name-asian="Times New Roman" style:font-name-complex="Times New Roman"/>
    </style:style>
    <style:style style:name="T3_67" style:family="text">
      <style:text-properties style:font-name="Times New Roman" style:font-name-asian="Times New Roman" style:font-name-complex="Times New Roman"/>
    </style:style>
    <style:style style:name="T3_68" style:family="text">
      <style:text-properties style:font-name="Times New Roman" style:font-name-asian="Times New Roman" style:font-name-complex="Times New Roman"/>
    </style:style>
    <style:style style:name="T3_69" style:family="text">
      <style:text-properties style:font-name="Times New Roman" style:font-name-asian="Times New Roman" style:font-name-complex="Times New Roman"/>
    </style:style>
    <style:style style:name="T3_70" style:family="text">
      <style:text-properties style:font-name="Times New Roman" style:font-name-asian="Times New Roman" style:font-name-complex="Times New Roman"/>
    </style:style>
    <style:style style:name="T3_71" style:family="text">
      <style:text-properties style:font-name="Times New Roman" style:font-name-asian="Times New Roman" style:font-name-complex="Times New Roman"/>
    </style:style>
    <style:style style:name="T3_72" style:family="text">
      <style:text-properties style:font-name="Times New Roman" style:font-name-asian="Times New Roman" style:font-name-complex="Times New Roman"/>
    </style:style>
    <style:style style:name="T3_73" style:family="text">
      <style:text-properties style:font-name="Times New Roman" style:font-name-asian="Times New Roman" style:font-name-complex="Times New Roman"/>
    </style:style>
    <style:style style:name="T3_74" style:family="text">
      <style:text-properties style:font-name="Times New Roman" style:font-name-asian="Times New Roman" style:font-name-complex="Times New Roman"/>
    </style:style>
    <style:style style:name="T3_75" style:family="text">
      <style:text-properties style:font-name="Times New Roman" style:font-name-asian="Times New Roman" style:font-name-complex="Times New Roman"/>
    </style:style>
    <style:style style:name="T3_76" style:family="text">
      <style:text-properties style:font-name="Times New Roman" style:font-name-asian="Times New Roman" style:font-name-complex="Times New Roman"/>
    </style:style>
    <style:style style:name="T3_77" style:family="text">
      <style:text-properties style:font-name="Times New Roman" style:font-name-asian="Times New Roman" style:font-name-complex="Times New Roman"/>
    </style:style>
    <style:style style:name="T3_78" style:family="text">
      <style:text-properties style:font-name="Times New Roman" style:font-name-asian="Times New Roman" style:font-name-complex="Times New Roman"/>
    </style:style>
    <style:style style:name="T3_79" style:family="text">
      <style:text-properties style:font-name="Times New Roman" style:font-name-asian="Times New Roman" style:font-name-complex="Times New Roman"/>
    </style:style>
    <style:style style:name="T3_80" style:family="text">
      <style:text-properties style:font-name="Times New Roman" style:font-name-asian="Times New Roman" style:font-name-complex="Times New Roman"/>
    </style:style>
    <style:style style:name="T3_81" style:family="text">
      <style:text-properties style:font-name="Times New Roman" style:font-name-asian="Times New Roman" style:font-name-complex="Times New Roman"/>
    </style:style>
    <style:style style:name="T3_82" style:family="text">
      <style:text-properties style:font-name="Times New Roman" style:font-name-asian="Times New Roman" style:font-name-complex="Times New Roman"/>
    </style:style>
    <style:style style:name="T3_83" style:family="text">
      <style:text-properties style:font-name="Times New Roman" style:font-name-asian="Times New Roman" style:font-name-complex="Times New Roman"/>
    </style:style>
    <style:style style:name="T3_84" style:family="text">
      <style:text-properties style:font-name="Times New Roman" style:font-name-asian="Times New Roman" style:font-name-complex="Times New Roman"/>
    </style:style>
    <style:style style:name="T3_85" style:family="text">
      <style:text-properties style:font-name="Times New Roman" style:font-name-asian="Times New Roman" style:font-name-complex="Times New Roman"/>
    </style:style>
    <style:style style:name="T3_86" style:family="text">
      <style:text-properties style:font-name="Times New Roman" style:font-name-asian="Times New Roman" style:font-name-complex="Times New Roman"/>
    </style:style>
    <style:style style:name="T3_87" style:family="text">
      <style:text-properties style:font-name="Times New Roman" style:font-name-asian="Times New Roman" style:font-name-complex="Times New Roman"/>
    </style:style>
    <style:style style:name="T3_88" style:family="text">
      <style:text-properties style:font-name="Times New Roman" style:font-name-asian="Times New Roman" style:font-name-complex="Times New Roman"/>
    </style:style>
    <style:style style:name="T3_89" style:family="text">
      <style:text-properties style:font-name="Times New Roman" style:font-name-asian="Times New Roman" style:font-name-complex="Times New Roman"/>
    </style:style>
    <style:style style:name="T3_90" style:family="text">
      <style:text-properties style:font-name="Times New Roman" style:font-name-asian="Times New Roman" style:font-name-complex="Times New Roman"/>
    </style:style>
    <style:style style:name="T3_91" style:family="text">
      <style:text-properties style:font-name="Times New Roman" style:font-name-asian="Times New Roman" style:font-name-complex="Times New Roman"/>
    </style:style>
    <style:style style:name="T3_92" style:family="text">
      <style:text-properties style:font-name="Times New Roman" style:font-name-asian="Times New Roman" style:font-name-complex="Times New Roman"/>
    </style:style>
    <style:style style:name="T3_93" style:family="text">
      <style:text-properties style:font-name="Times New Roman" style:font-name-asian="Times New Roman" style:font-name-complex="Times New Roman"/>
    </style:style>
    <style:style style:name="T3_94" style:family="text">
      <style:text-properties style:font-name="Times New Roman" style:font-name-asian="Times New Roman" style:font-name-complex="Times New Roman"/>
    </style:style>
    <style:style style:name="T3_95" style:family="text">
      <style:text-properties style:font-name="Times New Roman" style:font-name-asian="Times New Roman" style:font-name-complex="Times New Roman"/>
    </style:style>
    <style:style style:name="T3_96" style:family="text">
      <style:text-properties style:font-name="Times New Roman" style:font-name-asian="Times New Roman" style:font-name-complex="Times New Roman"/>
    </style:style>
    <style:style style:name="T3_97" style:family="text">
      <style:text-properties style:font-name="Times New Roman" style:font-name-asian="Times New Roman" style:font-name-complex="Times New Roman"/>
    </style:style>
    <style:style style:name="T3_98" style:family="text">
      <style:text-properties style:font-name="Times New Roman" style:font-name-asian="Times New Roman" style:font-name-complex="Times New Roman"/>
    </style:style>
    <style:style style:name="T3_99" style:family="text">
      <style:text-properties style:font-name="Times New Roman" style:font-name-asian="Times New Roman" style:font-name-complex="Times New Roman"/>
    </style:style>
    <style:style style:name="T3_100" style:family="text">
      <style:text-properties style:font-name="Times New Roman" style:font-name-asian="Times New Roman" style:font-name-complex="Times New Roman"/>
    </style:style>
    <style:style style:name="T3_101" style:family="text">
      <style:text-properties style:font-name="Times New Roman" style:font-name-asian="Times New Roman" style:font-name-complex="Times New Roman"/>
    </style:style>
    <style:style style:name="T3_102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T5_95" style:family="text">
      <style:text-properties style:font-name="Times New Roman" style:font-name-asian="Times New Roman" style:font-name-complex="Times New Roman"/>
    </style:style>
    <style:style style:name="T5_96" style:family="text">
      <style:text-properties style:font-name="Times New Roman" style:font-name-asian="Times New Roman" style:font-name-complex="Times New Roman"/>
    </style:style>
    <style:style style:name="T5_97" style:family="text">
      <style:text-properties style:font-name="Times New Roman" style:font-name-asian="Times New Roman" style:font-name-complex="Times New Roman"/>
    </style:style>
    <style:style style:name="T5_98" style:family="text">
      <style:text-properties style:font-name="Times New Roman" style:font-name-asian="Times New Roman" style:font-name-complex="Times New Roman"/>
    </style:style>
    <style:style style:name="T5_99" style:family="text">
      <style:text-properties style:font-name="Times New Roman" style:font-name-asian="Times New Roman" style:font-name-complex="Times New Roman"/>
    </style:style>
    <style:style style:name="T5_100" style:family="text">
      <style:text-properties style:font-name="Times New Roman" style:font-name-asian="Times New Roman" style:font-name-complex="Times New Roman"/>
    </style:style>
    <style:style style:name="T5_101" style:family="text">
      <style:text-properties style:font-name="Times New Roman" style:font-name-asian="Times New Roman" style:font-name-complex="Times New Roman"/>
    </style:style>
    <style:style style:name="T5_102" style:family="text">
      <style:text-properties style:font-name="Times New Roman" style:font-name-asian="Times New Roman" style:font-name-complex="Times New Roman"/>
    </style:style>
    <style:style style:name="T5_103" style:family="text">
      <style:text-properties style:font-name="Times New Roman" style:font-name-asian="Times New Roman" style:font-name-complex="Times New Roman"/>
    </style:style>
    <style:style style:name="T5_104" style:family="text">
      <style:text-properties style:font-name="Times New Roman" style:font-name-asian="Times New Roman" style:font-name-complex="Times New Roman"/>
    </style:style>
    <style:style style:name="T5_105" style:family="text">
      <style:text-properties style:font-name="Times New Roman" style:font-name-asian="Times New Roman" style:font-name-complex="Times New Roman"/>
    </style:style>
    <style:style style:name="T5_106" style:family="text">
      <style:text-properties style:font-name="Times New Roman" style:font-name-asian="Times New Roman" style:font-name-complex="Times New Roman"/>
    </style:style>
    <style:style style:name="T5_107" style:family="text">
      <style:text-properties style:font-name="Times New Roman" style:font-name-asian="Times New Roman" style:font-name-complex="Times New Roman"/>
    </style:style>
    <style:style style:name="T5_108" style:family="text">
      <style:text-properties style:font-name="Times New Roman" style:font-name-asian="Times New Roman" style:font-name-complex="Times New Roman"/>
    </style:style>
    <style:style style:name="T5_109" style:family="text">
      <style:text-properties style:font-name="Times New Roman" style:font-name-asian="Times New Roman" style:font-name-complex="Times New Roman"/>
    </style:style>
    <style:style style:name="T5_110" style:family="text">
      <style:text-properties style:font-name="Times New Roman" style:font-name-asian="Times New Roman" style:font-name-complex="Times New Roman"/>
    </style:style>
    <style:style style:name="T5_111" style:family="text">
      <style:text-properties style:font-name="Times New Roman" style:font-name-asian="Times New Roman" style:font-name-complex="Times New Roman"/>
    </style:style>
    <style:style style:name="T5_112" style:family="text">
      <style:text-properties style:font-name="Times New Roman" style:font-name-asian="Times New Roman" style:font-name-complex="Times New Roman"/>
    </style:style>
    <style:style style:name="T5_113" style:family="text">
      <style:text-properties style:font-name="Times New Roman" style:font-name-asian="Times New Roman" style:font-name-complex="Times New Roman"/>
    </style:style>
    <style:style style:name="T5_114" style:family="text">
      <style:text-properties style:font-name="Times New Roman" style:font-name-asian="Times New Roman" style:font-name-complex="Times New Roman"/>
    </style:style>
    <style:style style:name="T5_115" style:family="text">
      <style:text-properties style:font-name="Times New Roman" style:font-name-asian="Times New Roman" style:font-name-complex="Times New Roman"/>
    </style:style>
    <style:style style:name="T5_116" style:family="text">
      <style:text-properties style:font-name="Times New Roman" style:font-name-asian="Times New Roman" style:font-name-complex="Times New Roman"/>
    </style:style>
    <style:style style:name="T5_117" style:family="text">
      <style:text-properties style:font-name="Times New Roman" style:font-name-asian="Times New Roman" style:font-name-complex="Times New Roman"/>
    </style:style>
    <style:style style:name="T5_118" style:family="text">
      <style:text-properties style:font-name="Times New Roman" style:font-name-asian="Times New Roman" style:font-name-complex="Times New Roman"/>
    </style:style>
    <style:style style:name="T5_119" style:family="text">
      <style:text-properties style:font-name="Times New Roman" style:font-name-asian="Times New Roman" style:font-name-complex="Times New Roman"/>
    </style:style>
    <style:style style:name="T5_120" style:family="text">
      <style:text-properties style:font-name="Times New Roman" style:font-name-asian="Times New Roman" style:font-name-complex="Times New Roman"/>
    </style:style>
    <style:style style:name="T5_121" style:family="text">
      <style:text-properties style:font-name="Times New Roman" style:font-name-asian="Times New Roman" style:font-name-complex="Times New Roman"/>
    </style:style>
    <style:style style:name="T5_122" style:family="text">
      <style:text-properties style:font-name="Times New Roman" style:font-name-asian="Times New Roman" style:font-name-complex="Times New Roman"/>
    </style:style>
    <style:style style:name="T5_123" style:family="text">
      <style:text-properties style:font-name="Times New Roman" style:font-name-asian="Times New Roman" style:font-name-complex="Times New Roman"/>
    </style:style>
    <style:style style:name="T5_124" style:family="text">
      <style:text-properties style:font-name="Times New Roman" style:font-name-asian="Times New Roman" style:font-name-complex="Times New Roman"/>
    </style:style>
    <style:style style:name="T5_125" style:family="text">
      <style:text-properties style:font-name="Times New Roman" style:font-name-asian="Times New Roman" style:font-name-complex="Times New Roman"/>
    </style:style>
    <style:style style:name="T5_126" style:family="text">
      <style:text-properties style:font-name="Times New Roman" style:font-name-asian="Times New Roman" style:font-name-complex="Times New Roman"/>
    </style:style>
    <style:style style:name="T5_127" style:family="text">
      <style:text-properties style:font-name="Times New Roman" style:font-name-asian="Times New Roman" style:font-name-complex="Times New Roman"/>
    </style:style>
    <style:style style:name="T5_128" style:family="text">
      <style:text-properties style:font-name="Times New Roman" style:font-name-asian="Times New Roman" style:font-name-complex="Times New Roman"/>
    </style:style>
    <style:style style:name="T5_129" style:family="text">
      <style:text-properties style:font-name="Times New Roman" style:font-name-asian="Times New Roman" style:font-name-complex="Times New Roman"/>
    </style:style>
    <style:style style:name="T5_130" style:family="text">
      <style:text-properties style:font-name="Times New Roman" style:font-name-asian="Times New Roman" style:font-name-complex="Times New Roman"/>
    </style:style>
    <style:style style:name="T5_131" style:family="text">
      <style:text-properties style:font-name="Times New Roman" style:font-name-asian="Times New Roman" style:font-name-complex="Times New Roman"/>
    </style:style>
    <style:style style:name="T5_132" style:family="text">
      <style:text-properties style:font-name="Times New Roman" style:font-name-asian="Times New Roman" style:font-name-complex="Times New Roman"/>
    </style:style>
    <style:style style:name="T5_133" style:family="text">
      <style:text-properties style:font-name="Times New Roman" style:font-name-asian="Times New Roman" style:font-name-complex="Times New Roman"/>
    </style:style>
    <style:style style:name="T5_134" style:family="text">
      <style:text-properties style:font-name="Times New Roman" style:font-name-asian="Times New Roman" style:font-name-complex="Times New Roman"/>
    </style:style>
    <style:style style:name="T5_135" style:family="text">
      <style:text-properties style:font-name="Times New Roman" style:font-name-asian="Times New Roman" style:font-name-complex="Times New Roman"/>
    </style:style>
    <style:style style:name="T5_136" style:family="text">
      <style:text-properties style:font-name="Times New Roman" style:font-name-asian="Times New Roman" style:font-name-complex="Times New Roman"/>
    </style:style>
    <style:style style:name="T5_137" style:family="text">
      <style:text-properties style:font-name="Times New Roman" style:font-name-asian="Times New Roman" style:font-name-complex="Times New Roman"/>
    </style:style>
    <style:style style:name="T5_138" style:family="text">
      <style:text-properties style:font-name="Times New Roman" style:font-name-asian="Times New Roman" style:font-name-complex="Times New Roman"/>
    </style:style>
    <style:style style:name="T5_139" style:family="text">
      <style:text-properties style:font-name="Times New Roman" style:font-name-asian="Times New Roman" style:font-name-complex="Times New Roman"/>
    </style:style>
    <style:style style:name="T5_140" style:family="text">
      <style:text-properties style:font-name="Times New Roman" style:font-name-asian="Times New Roman" style:font-name-complex="Times New Roman"/>
    </style:style>
    <style:style style:name="T5_141" style:family="text">
      <style:text-properties style:font-name="Times New Roman" style:font-name-asian="Times New Roman" style:font-name-complex="Times New Roman"/>
    </style:style>
    <style:style style:name="T5_142" style:family="text">
      <style:text-properties style:font-name="Times New Roman" style:font-name-asian="Times New Roman" style:font-name-complex="Times New Roman"/>
    </style:style>
    <style:style style:name="T5_143" style:family="text">
      <style:text-properties style:font-name="Times New Roman" style:font-name-asian="Times New Roman" style:font-name-complex="Times New Roman"/>
    </style:style>
    <style:style style:name="T5_144" style:family="text">
      <style:text-properties style:font-name="Times New Roman" style:font-name-asian="Times New Roman" style:font-name-complex="Times New Roman"/>
    </style:style>
    <style:style style:name="T5_145" style:family="text">
      <style:text-properties style:font-name="Times New Roman" style:font-name-asian="Times New Roman" style:font-name-complex="Times New Roman"/>
    </style:style>
    <style:style style:name="T5_146" style:family="text">
      <style:text-properties style:font-name="Times New Roman" style:font-name-asian="Times New Roman" style:font-name-complex="Times New Roman"/>
    </style:style>
    <style:style style:name="T5_147" style:family="text">
      <style:text-properties style:font-name="Times New Roman" style:font-name-asian="Times New Roman" style:font-name-complex="Times New Roman"/>
    </style:style>
    <style:style style:name="T5_148" style:family="text">
      <style:text-properties style:font-name="Times New Roman" style:font-name-asian="Times New Roman" style:font-name-complex="Times New Roman"/>
    </style:style>
    <style:style style:name="T5_149" style:family="text">
      <style:text-properties style:font-name="Times New Roman" style:font-name-asian="Times New Roman" style:font-name-complex="Times New Roman"/>
    </style:style>
    <style:style style:name="T5_150" style:family="text">
      <style:text-properties style:font-name="Times New Roman" style:font-name-asian="Times New Roman" style:font-name-complex="Times New Roman"/>
    </style:style>
    <style:style style:name="T5_151" style:family="text">
      <style:text-properties style:font-name="Times New Roman" style:font-name-asian="Times New Roman" style:font-name-complex="Times New Roman"/>
    </style:style>
    <style:style style:name="T5_152" style:family="text">
      <style:text-properties style:font-name="Times New Roman" style:font-name-asian="Times New Roman" style:font-name-complex="Times New Roman"/>
    </style:style>
    <style:style style:name="T5_153" style:family="text">
      <style:text-properties style:font-name="Times New Roman" style:font-name-asian="Times New Roman" style:font-name-complex="Times New Roman"/>
    </style:style>
    <style:style style:name="T5_154" style:family="text">
      <style:text-properties style:font-name="Times New Roman" style:font-name-asian="Times New Roman" style:font-name-complex="Times New Roman"/>
    </style:style>
    <style:style style:name="T5_155" style:family="text">
      <style:text-properties style:font-name="Times New Roman" style:font-name-asian="Times New Roman" style:font-name-complex="Times New Roman"/>
    </style:style>
    <style:style style:name="T5_156" style:family="text">
      <style:text-properties style:font-name="Times New Roman" style:font-name-asian="Times New Roman" style:font-name-complex="Times New Roman"/>
    </style:style>
    <style:style style:name="T5_157" style:family="text">
      <style:text-properties style:font-name="Times New Roman" style:font-name-asian="Times New Roman" style:font-name-complex="Times New Roman"/>
    </style:style>
    <style:style style:name="T5_158" style:family="text">
      <style:text-properties style:font-name="Times New Roman" style:font-name-asian="Times New Roman" style:font-name-complex="Times New Roman"/>
    </style:style>
    <style:style style:name="T5_159" style:family="text">
      <style:text-properties style:font-name="Times New Roman" style:font-name-asian="Times New Roman" style:font-name-complex="Times New Roman"/>
    </style:style>
    <style:style style:name="T5_160" style:family="text">
      <style:text-properties style:font-name="Times New Roman" style:font-name-asian="Times New Roman" style:font-name-complex="Times New Roman"/>
    </style:style>
    <style:style style:name="T5_161" style:family="text">
      <style:text-properties style:font-name="Times New Roman" style:font-name-asian="Times New Roman" style:font-name-complex="Times New Roman"/>
    </style:style>
    <style:style style:name="T5_162" style:family="text">
      <style:text-properties style:font-name="Times New Roman" style:font-name-asian="Times New Roman" style:font-name-complex="Times New Roman"/>
    </style:style>
    <style:style style:name="T5_163" style:family="text">
      <style:text-properties style:font-name="Times New Roman" style:font-name-asian="Times New Roman" style:font-name-complex="Times New Roman"/>
    </style:style>
    <style:style style:name="T5_164" style:family="text">
      <style:text-properties style:font-name="Times New Roman" style:font-name-asian="Times New Roman" style:font-name-complex="Times New Roman"/>
    </style:style>
    <style:style style:name="T5_165" style:family="text">
      <style:text-properties style:font-name="Times New Roman" style:font-name-asian="Times New Roman" style:font-name-complex="Times New Roman"/>
    </style:style>
    <style:style style:name="T5_166" style:family="text">
      <style:text-properties style:font-name="Times New Roman" style:font-name-asian="Times New Roman" style:font-name-complex="Times New Roman"/>
    </style:style>
    <style:style style:name="T5_167" style:family="text">
      <style:text-properties style:font-name="Times New Roman" style:font-name-asian="Times New Roman" style:font-name-complex="Times New Roman"/>
    </style:style>
    <style:style style:name="T5_168" style:family="text">
      <style:text-properties style:font-name="Times New Roman" style:font-name-asian="Times New Roman" style:font-name-complex="Times New Roman"/>
    </style:style>
    <style:style style:name="T5_169" style:family="text">
      <style:text-properties style:font-name="Times New Roman" style:font-name-asian="Times New Roman" style:font-name-complex="Times New Roman"/>
    </style:style>
    <style:style style:name="T5_170" style:family="text">
      <style:text-properties style:font-name="Times New Roman" style:font-name-asian="Times New Roman" style:font-name-complex="Times New Roman"/>
    </style:style>
    <style:style style:name="T5_171" style:family="text">
      <style:text-properties style:font-name="Times New Roman" style:font-name-asian="Times New Roman" style:font-name-complex="Times New Roman"/>
    </style:style>
    <style:style style:name="T5_172" style:family="text">
      <style:text-properties style:font-name="Times New Roman" style:font-name-asian="Times New Roman" style:font-name-complex="Times New Roman"/>
    </style:style>
    <style:style style:name="T5_173" style:family="text">
      <style:text-properties style:font-name="Times New Roman" style:font-name-asian="Times New Roman" style:font-name-complex="Times New Roman"/>
    </style:style>
    <style:style style:name="T5_174" style:family="text">
      <style:text-properties style:font-name="Times New Roman" style:font-name-asian="Times New Roman" style:font-name-complex="Times New Roman"/>
    </style:style>
    <style:style style:name="T5_175" style:family="text">
      <style:text-properties style:font-name="Times New Roman" style:font-name-asian="Times New Roman" style:font-name-complex="Times New Roman"/>
    </style:style>
    <style:style style:name="T5_176" style:family="text">
      <style:text-properties style:font-name="Times New Roman" style:font-name-asian="Times New Roman" style:font-name-complex="Times New Roman"/>
    </style:style>
    <style:style style:name="T5_177" style:family="text">
      <style:text-properties style:font-name="Times New Roman" style:font-name-asian="Times New Roman" style:font-name-complex="Times New Roman"/>
    </style:style>
    <style:style style:name="T5_178" style:family="text">
      <style:text-properties style:font-name="Times New Roman" style:font-name-asian="Times New Roman" style:font-name-complex="Times New Roman"/>
    </style:style>
    <style:style style:name="T5_179" style:family="text">
      <style:text-properties style:font-name="Times New Roman" style:font-name-asian="Times New Roman" style:font-name-complex="Times New Roman"/>
    </style:style>
    <style:style style:name="T5_180" style:family="text">
      <style:text-properties style:font-name="Times New Roman" style:font-name-asian="Times New Roman" style:font-name-complex="Times New Roman"/>
    </style:style>
    <style:style style:name="T5_181" style:family="text">
      <style:text-properties style:font-name="Times New Roman" style:font-name-asian="Times New Roman" style:font-name-complex="Times New Roman"/>
    </style:style>
    <style:style style:name="T5_182" style:family="text">
      <style:text-properties style:font-name="Times New Roman" style:font-name-asian="Times New Roman" style:font-name-complex="Times New Roman"/>
    </style:style>
    <style:style style:name="T5_183" style:family="text">
      <style:text-properties style:font-name="Times New Roman" style:font-name-asian="Times New Roman" style:font-name-complex="Times New Roman"/>
    </style:style>
    <style:style style:name="T5_184" style:family="text">
      <style:text-properties style:font-name="Times New Roman" style:font-name-asian="Times New Roman" style:font-name-complex="Times New Roman"/>
    </style:style>
    <style:style style:name="T5_185" style:family="text">
      <style:text-properties style:font-name="Times New Roman" style:font-name-asian="Times New Roman" style:font-name-complex="Times New Roman"/>
    </style:style>
    <style:style style:name="T5_186" style:family="text">
      <style:text-properties style:font-name="Times New Roman" style:font-name-asian="Times New Roman" style:font-name-complex="Times New Roman"/>
    </style:style>
    <style:style style:name="T5_187" style:family="text">
      <style:text-properties style:font-name="Times New Roman" style:font-name-asian="Times New Roman" style:font-name-complex="Times New Roman"/>
    </style:style>
    <style:style style:name="T5_188" style:family="text">
      <style:text-properties style:font-name="Times New Roman" style:font-name-asian="Times New Roman" style:font-name-complex="Times New Roman"/>
    </style:style>
    <style:style style:name="T5_189" style:family="text">
      <style:text-properties style:font-name="Times New Roman" style:font-name-asian="Times New Roman" style:font-name-complex="Times New Roman"/>
    </style:style>
    <style:style style:name="T5_190" style:family="text">
      <style:text-properties style:font-name="Times New Roman" style:font-name-asian="Times New Roman" style:font-name-complex="Times New Roman"/>
    </style:style>
    <style:style style:name="T5_191" style:family="text">
      <style:text-properties style:font-name="Times New Roman" style:font-name-asian="Times New Roman" style:font-name-complex="Times New Roman"/>
    </style:style>
    <style:style style:name="T5_192" style:family="text">
      <style:text-properties style:font-name="Times New Roman" style:font-name-asian="Times New Roman" style:font-name-complex="Times New Roman"/>
    </style:style>
    <style:style style:name="T5_193" style:family="text">
      <style:text-properties style:font-name="Times New Roman" style:font-name-asian="Times New Roman" style:font-name-complex="Times New Roman"/>
    </style:style>
    <style:style style:name="T5_194" style:family="text">
      <style:text-properties style:font-name="Times New Roman" style:font-name-asian="Times New Roman" style:font-name-complex="Times New Roman"/>
    </style:style>
    <style:style style:name="T5_195" style:family="text">
      <style:text-properties style:font-name="Times New Roman" style:font-name-asian="Times New Roman" style:font-name-complex="Times New Roman"/>
    </style:style>
    <style:style style:name="T5_196" style:family="text">
      <style:text-properties style:font-name="Times New Roman" style:font-name-asian="Times New Roman" style:font-name-complex="Times New Roman"/>
    </style:style>
    <style:style style:name="T5_197" style:family="text">
      <style:text-properties style:font-name="Times New Roman" style:font-name-asian="Times New Roman" style:font-name-complex="Times New Roman"/>
    </style:style>
    <style:style style:name="T5_198" style:family="text">
      <style:text-properties style:font-name="Times New Roman" style:font-name-asian="Times New Roman" style:font-name-complex="Times New Roman"/>
    </style:style>
    <style:style style:name="T5_199" style:family="text">
      <style:text-properties style:font-name="Times New Roman" style:font-name-asian="Times New Roman" style:font-name-complex="Times New Roman"/>
    </style:style>
    <style:style style:name="T5_200" style:family="text">
      <style:text-properties style:font-name="Times New Roman" style:font-name-asian="Times New Roman" style:font-name-complex="Times New Roman"/>
    </style:style>
    <style:style style:name="T5_201" style:family="text">
      <style:text-properties style:font-name="Times New Roman" style:font-name-asian="Times New Roman" style:font-name-complex="Times New Roman"/>
    </style:style>
    <style:style style:name="T5_202" style:family="text">
      <style:text-properties style:font-name="Times New Roman" style:font-name-asian="Times New Roman" style:font-name-complex="Times New Roman"/>
    </style:style>
    <style:style style:name="T5_203" style:family="text">
      <style:text-properties style:font-name="Times New Roman" style:font-name-asian="Times New Roman" style:font-name-complex="Times New Roman"/>
    </style:style>
    <style:style style:name="T5_204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T7_113" style:family="text">
      <style:text-properties style:font-name="Times New Roman" style:font-name-asian="Times New Roman" style:font-name-complex="Times New Roman"/>
    </style:style>
    <style:style style:name="T7_114" style:family="text">
      <style:text-properties style:font-name="Times New Roman" style:font-name-asian="Times New Roman" style:font-name-complex="Times New Roman"/>
    </style:style>
    <style:style style:name="T7_115" style:family="text">
      <style:text-properties style:font-name="Times New Roman" style:font-name-asian="Times New Roman" style:font-name-complex="Times New Roman"/>
    </style:style>
    <style:style style:name="T7_116" style:family="text">
      <style:text-properties style:font-name="Times New Roman" style:font-name-asian="Times New Roman" style:font-name-complex="Times New Roman"/>
    </style:style>
    <style:style style:name="T7_117" style:family="text">
      <style:text-properties style:font-name="Times New Roman" style:font-name-asian="Times New Roman" style:font-name-complex="Times New Roman"/>
    </style:style>
    <style:style style:name="T7_118" style:family="text">
      <style:text-properties style:font-name="Times New Roman" style:font-name-asian="Times New Roman" style:font-name-complex="Times New Roman"/>
    </style:style>
    <style:style style:name="T7_119" style:family="text">
      <style:text-properties style:font-name="Times New Roman" style:font-name-asian="Times New Roman" style:font-name-complex="Times New Roman"/>
    </style:style>
    <style:style style:name="T7_120" style:family="text">
      <style:text-properties style:font-name="Times New Roman" style:font-name-asian="Times New Roman" style:font-name-complex="Times New Roman"/>
    </style:style>
    <style:style style:name="T7_121" style:family="text">
      <style:text-properties style:font-name="Times New Roman" style:font-name-asian="Times New Roman" style:font-name-complex="Times New Roman"/>
    </style:style>
    <style:style style:name="T7_122" style:family="text">
      <style:text-properties style:font-name="Times New Roman" style:font-name-asian="Times New Roman" style:font-name-complex="Times New Roman"/>
    </style:style>
    <style:style style:name="T7_123" style:family="text">
      <style:text-properties style:font-name="Times New Roman" style:font-name-asian="Times New Roman" style:font-name-complex="Times New Roman"/>
    </style:style>
    <style:style style:name="T7_124" style:family="text">
      <style:text-properties style:font-name="Times New Roman" style:font-name-asian="Times New Roman" style:font-name-complex="Times New Roman"/>
    </style:style>
    <style:style style:name="T7_125" style:family="text">
      <style:text-properties style:font-name="Times New Roman" style:font-name-asian="Times New Roman" style:font-name-complex="Times New Roman"/>
    </style:style>
    <style:style style:name="T7_126" style:family="text">
      <style:text-properties style:font-name="Times New Roman" style:font-name-asian="Times New Roman" style:font-name-complex="Times New Roman"/>
    </style:style>
    <style:style style:name="T7_127" style:family="text">
      <style:text-properties style:font-name="Times New Roman" style:font-name-asian="Times New Roman" style:font-name-complex="Times New Roman"/>
    </style:style>
    <style:style style:name="T7_128" style:family="text">
      <style:text-properties style:font-name="Times New Roman" style:font-name-asian="Times New Roman" style:font-name-complex="Times New Roman"/>
    </style:style>
    <style:style style:name="T7_129" style:family="text">
      <style:text-properties style:font-name="Times New Roman" style:font-name-asian="Times New Roman" style:font-name-complex="Times New Roman"/>
    </style:style>
    <style:style style:name="T7_130" style:family="text">
      <style:text-properties style:font-name="Times New Roman" style:font-name-asian="Times New Roman" style:font-name-complex="Times New Roman"/>
    </style:style>
    <style:style style:name="T7_131" style:family="text">
      <style:text-properties style:font-name="Times New Roman" style:font-name-asian="Times New Roman" style:font-name-complex="Times New Roman"/>
    </style:style>
    <style:style style:name="T7_132" style:family="text">
      <style:text-properties style:font-name="Times New Roman" style:font-name-asian="Times New Roman" style:font-name-complex="Times New Roman"/>
    </style:style>
    <style:style style:name="T7_133" style:family="text">
      <style:text-properties style:font-name="Times New Roman" style:font-name-asian="Times New Roman" style:font-name-complex="Times New Roman"/>
    </style:style>
    <style:style style:name="T7_134" style:family="text">
      <style:text-properties style:font-name="Times New Roman" style:font-name-asian="Times New Roman" style:font-name-complex="Times New Roman"/>
    </style:style>
    <style:style style:name="T7_135" style:family="text">
      <style:text-properties style:font-name="Times New Roman" style:font-name-asian="Times New Roman" style:font-name-complex="Times New Roman"/>
    </style:style>
    <style:style style:name="T7_136" style:family="text">
      <style:text-properties style:font-name="Times New Roman" style:font-name-asian="Times New Roman" style:font-name-complex="Times New Roman"/>
    </style:style>
    <style:style style:name="T7_137" style:family="text">
      <style:text-properties style:font-name="Times New Roman" style:font-name-asian="Times New Roman" style:font-name-complex="Times New Roman"/>
    </style:style>
    <style:style style:name="T7_138" style:family="text">
      <style:text-properties style:font-name="Times New Roman" style:font-name-asian="Times New Roman" style:font-name-complex="Times New Roman"/>
    </style:style>
    <style:style style:name="T7_139" style:family="text">
      <style:text-properties style:font-name="Times New Roman" style:font-name-asian="Times New Roman" style:font-name-complex="Times New Roman"/>
    </style:style>
    <style:style style:name="T7_140" style:family="text">
      <style:text-properties style:font-name="Times New Roman" style:font-name-asian="Times New Roman" style:font-name-complex="Times New Roman"/>
    </style:style>
    <style:style style:name="T7_141" style:family="text">
      <style:text-properties style:font-name="Times New Roman" style:font-name-asian="Times New Roman" style:font-name-complex="Times New Roman"/>
    </style:style>
    <style:style style:name="T7_142" style:family="text">
      <style:text-properties style:font-name="Times New Roman" style:font-name-asian="Times New Roman" style:font-name-complex="Times New Roman"/>
    </style:style>
    <style:style style:name="T7_143" style:family="text">
      <style:text-properties style:font-name="Times New Roman" style:font-name-asian="Times New Roman" style:font-name-complex="Times New Roman"/>
    </style:style>
    <style:style style:name="T7_144" style:family="text">
      <style:text-properties style:font-name="Times New Roman" style:font-name-asian="Times New Roman" style:font-name-complex="Times New Roman"/>
    </style:style>
    <style:style style:name="T7_145" style:family="text">
      <style:text-properties style:font-name="Times New Roman" style:font-name-asian="Times New Roman" style:font-name-complex="Times New Roman"/>
    </style:style>
    <style:style style:name="T7_146" style:family="text">
      <style:text-properties style:font-name="Times New Roman" style:font-name-asian="Times New Roman" style:font-name-complex="Times New Roman"/>
    </style:style>
    <style:style style:name="T7_147" style:family="text">
      <style:text-properties style:font-name="Times New Roman" style:font-name-asian="Times New Roman" style:font-name-complex="Times New Roman"/>
    </style:style>
    <style:style style:name="T7_148" style:family="text">
      <style:text-properties style:font-name="Times New Roman" style:font-name-asian="Times New Roman" style:font-name-complex="Times New Roman"/>
    </style:style>
    <style:style style:name="T7_149" style:family="text">
      <style:text-properties style:font-name="Times New Roman" style:font-name-asian="Times New Roman" style:font-name-complex="Times New Roman"/>
    </style:style>
    <style:style style:name="T7_150" style:family="text">
      <style:text-properties style:font-name="Times New Roman" style:font-name-asian="Times New Roman" style:font-name-complex="Times New Roman"/>
    </style:style>
    <style:style style:name="T7_151" style:family="text">
      <style:text-properties style:font-name="Times New Roman" style:font-name-asian="Times New Roman" style:font-name-complex="Times New Roman"/>
    </style:style>
    <style:style style:name="T7_152" style:family="text">
      <style:text-properties style:font-name="Times New Roman" style:font-name-asian="Times New Roman" style:font-name-complex="Times New Roman"/>
    </style:style>
    <style:style style:name="T7_153" style:family="text">
      <style:text-properties style:font-name="Times New Roman" style:font-name-asian="Times New Roman" style:font-name-complex="Times New Roman"/>
    </style:style>
    <style:style style:name="T7_154" style:family="text">
      <style:text-properties style:font-name="Times New Roman" style:font-name-asian="Times New Roman" style:font-name-complex="Times New Roman"/>
    </style:style>
    <style:style style:name="T7_155" style:family="text">
      <style:text-properties style:font-name="Times New Roman" style:font-name-asian="Times New Roman" style:font-name-complex="Times New Roman"/>
    </style:style>
    <style:style style:name="T7_156" style:family="text">
      <style:text-properties style:font-name="Times New Roman" style:font-name-asian="Times New Roman" style:font-name-complex="Times New Roman"/>
    </style:style>
    <style:style style:name="T7_157" style:family="text">
      <style:text-properties style:font-name="Times New Roman" style:font-name-asian="Times New Roman" style:font-name-complex="Times New Roman"/>
    </style:style>
    <style:style style:name="T7_158" style:family="text">
      <style:text-properties style:font-name="Times New Roman" style:font-name-asian="Times New Roman" style:font-name-complex="Times New Roman"/>
    </style:style>
    <style:style style:name="T7_159" style:family="text">
      <style:text-properties style:font-name="Times New Roman" style:font-name-asian="Times New Roman" style:font-name-complex="Times New Roman"/>
    </style:style>
    <style:style style:name="T7_160" style:family="text">
      <style:text-properties style:font-name="Times New Roman" style:font-name-asian="Times New Roman" style:font-name-complex="Times New Roman"/>
    </style:style>
    <style:style style:name="T7_161" style:family="text">
      <style:text-properties style:font-name="Times New Roman" style:font-name-asian="Times New Roman" style:font-name-complex="Times New Roman"/>
    </style:style>
    <style:style style:name="T7_162" style:family="text">
      <style:text-properties style:font-name="Times New Roman" style:font-name-asian="Times New Roman" style:font-name-complex="Times New Roman"/>
    </style:style>
    <style:style style:name="T7_163" style:family="text">
      <style:text-properties style:font-name="Times New Roman" style:font-name-asian="Times New Roman" style:font-name-complex="Times New Roman"/>
    </style:style>
    <style:style style:name="T7_164" style:family="text">
      <style:text-properties style:font-name="Times New Roman" style:font-name-asian="Times New Roman" style:font-name-complex="Times New Roman"/>
    </style:style>
    <style:style style:name="T7_165" style:family="text">
      <style:text-properties style:font-name="Times New Roman" style:font-name-asian="Times New Roman" style:font-name-complex="Times New Roman"/>
    </style:style>
    <style:style style:name="T7_166" style:family="text">
      <style:text-properties style:font-name="Times New Roman" style:font-name-asian="Times New Roman" style:font-name-complex="Times New Roman"/>
    </style:style>
    <style:style style:name="T7_167" style:family="text">
      <style:text-properties style:font-name="Times New Roman" style:font-name-asian="Times New Roman" style:font-name-complex="Times New Roman"/>
    </style:style>
    <style:style style:name="T7_168" style:family="text">
      <style:text-properties style:font-name="Times New Roman" style:font-name-asian="Times New Roman" style:font-name-complex="Times New Roman"/>
    </style:style>
    <style:style style:name="T7_169" style:family="text">
      <style:text-properties style:font-name="Times New Roman" style:font-name-asian="Times New Roman" style:font-name-complex="Times New Roman"/>
    </style:style>
    <style:style style:name="T7_170" style:family="text">
      <style:text-properties style:font-name="Times New Roman" style:font-name-asian="Times New Roman" style:font-name-complex="Times New Roman"/>
    </style:style>
    <style:style style:name="T7_171" style:family="text">
      <style:text-properties style:font-name="Times New Roman" style:font-name-asian="Times New Roman" style:font-name-complex="Times New Roman"/>
    </style:style>
    <style:style style:name="T7_172" style:family="text">
      <style:text-properties style:font-name="Times New Roman" style:font-name-asian="Times New Roman" style:font-name-complex="Times New Roman"/>
    </style:style>
    <style:style style:name="T7_173" style:family="text">
      <style:text-properties style:font-name="Times New Roman" style:font-name-asian="Times New Roman" style:font-name-complex="Times New Roman"/>
    </style:style>
    <style:style style:name="T7_174" style:family="text">
      <style:text-properties style:font-name="Times New Roman" style:font-name-asian="Times New Roman" style:font-name-complex="Times New Roman"/>
    </style:style>
    <style:style style:name="T7_175" style:family="text">
      <style:text-properties style:font-name="Times New Roman" style:font-name-asian="Times New Roman" style:font-name-complex="Times New Roman"/>
    </style:style>
    <style:style style:name="T7_176" style:family="text">
      <style:text-properties style:font-name="Times New Roman" style:font-name-asian="Times New Roman" style:font-name-complex="Times New Roman"/>
    </style:style>
    <style:style style:name="T7_177" style:family="text">
      <style:text-properties style:font-name="Times New Roman" style:font-name-asian="Times New Roman" style:font-name-complex="Times New Roman"/>
    </style:style>
    <style:style style:name="T7_178" style:family="text">
      <style:text-properties style:font-name="Times New Roman" style:font-name-asian="Times New Roman" style:font-name-complex="Times New Roman"/>
    </style:style>
    <style:style style:name="T7_179" style:family="text">
      <style:text-properties style:font-name="Times New Roman" style:font-name-asian="Times New Roman" style:font-name-complex="Times New Roman"/>
    </style:style>
    <style:style style:name="T7_180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T9_147" style:family="text">
      <style:text-properties style:font-name="Times New Roman" style:font-name-asian="Times New Roman" style:font-name-complex="Times New Roman"/>
    </style:style>
    <style:style style:name="T9_148" style:family="text">
      <style:text-properties style:font-name="Times New Roman" style:font-name-asian="Times New Roman" style:font-name-complex="Times New Roman"/>
    </style:style>
    <style:style style:name="T9_149" style:family="text">
      <style:text-properties style:font-name="Times New Roman" style:font-name-asian="Times New Roman" style:font-name-complex="Times New Roman"/>
    </style:style>
    <style:style style:name="T9_150" style:family="text">
      <style:text-properties style:font-name="Times New Roman" style:font-name-asian="Times New Roman" style:font-name-complex="Times New Roman"/>
    </style:style>
    <style:style style:name="T9_151" style:family="text">
      <style:text-properties style:font-name="Times New Roman" style:font-name-asian="Times New Roman" style:font-name-complex="Times New Roman"/>
    </style:style>
    <style:style style:name="T9_152" style:family="text">
      <style:text-properties style:font-name="Times New Roman" style:font-name-asian="Times New Roman" style:font-name-complex="Times New Roman"/>
    </style:style>
    <style:style style:name="T9_153" style:family="text">
      <style:text-properties style:font-name="Times New Roman" style:font-name-asian="Times New Roman" style:font-name-complex="Times New Roman"/>
    </style:style>
    <style:style style:name="T9_154" style:family="text">
      <style:text-properties style:font-name="Times New Roman" style:font-name-asian="Times New Roman" style:font-name-complex="Times New Roman"/>
    </style:style>
    <style:style style:name="T9_155" style:family="text">
      <style:text-properties style:font-name="Times New Roman" style:font-name-asian="Times New Roman" style:font-name-complex="Times New Roman"/>
    </style:style>
    <style:style style:name="T9_156" style:family="text">
      <style:text-properties style:font-name="Times New Roman" style:font-name-asian="Times New Roman" style:font-name-complex="Times New Roman"/>
    </style:style>
    <style:style style:name="T9_157" style:family="text">
      <style:text-properties style:font-name="Times New Roman" style:font-name-asian="Times New Roman" style:font-name-complex="Times New Roman"/>
    </style:style>
    <style:style style:name="T9_158" style:family="text">
      <style:text-properties style:font-name="Times New Roman" style:font-name-asian="Times New Roman" style:font-name-complex="Times New Roman"/>
    </style:style>
    <style:style style:name="T9_159" style:family="text">
      <style:text-properties style:font-name="Times New Roman" style:font-name-asian="Times New Roman" style:font-name-complex="Times New Roman"/>
    </style:style>
    <style:style style:name="T9_160" style:family="text">
      <style:text-properties style:font-name="Times New Roman" style:font-name-asian="Times New Roman" style:font-name-complex="Times New Roman"/>
    </style:style>
    <style:style style:name="T9_161" style:family="text">
      <style:text-properties style:font-name="Times New Roman" style:font-name-asian="Times New Roman" style:font-name-complex="Times New Roman"/>
    </style:style>
    <style:style style:name="T9_162" style:family="text">
      <style:text-properties style:font-name="Times New Roman" style:font-name-asian="Times New Roman" style:font-name-complex="Times New Roman"/>
    </style:style>
    <style:style style:name="T9_163" style:family="text">
      <style:text-properties style:font-name="Times New Roman" style:font-name-asian="Times New Roman" style:font-name-complex="Times New Roman"/>
    </style:style>
    <style:style style:name="T9_164" style:family="text">
      <style:text-properties style:font-name="Times New Roman" style:font-name-asian="Times New Roman" style:font-name-complex="Times New Roman"/>
    </style:style>
    <style:style style:name="T9_165" style:family="text">
      <style:text-properties style:font-name="Times New Roman" style:font-name-asian="Times New Roman" style:font-name-complex="Times New Roman"/>
    </style:style>
    <style:style style:name="T9_166" style:family="text">
      <style:text-properties style:font-name="Times New Roman" style:font-name-asian="Times New Roman" style:font-name-complex="Times New Roman"/>
    </style:style>
    <style:style style:name="T9_167" style:family="text">
      <style:text-properties style:font-name="Times New Roman" style:font-name-asian="Times New Roman" style:font-name-complex="Times New Roman"/>
    </style:style>
    <style:style style:name="T9_168" style:family="text">
      <style:text-properties style:font-name="Times New Roman" style:font-name-asian="Times New Roman" style:font-name-complex="Times New Roman"/>
    </style:style>
    <style:style style:name="T9_169" style:family="text">
      <style:text-properties style:font-name="Times New Roman" style:font-name-asian="Times New Roman" style:font-name-complex="Times New Roman"/>
    </style:style>
    <style:style style:name="T9_170" style:family="text">
      <style:text-properties style:font-name="Times New Roman" style:font-name-asian="Times New Roman" style:font-name-complex="Times New Roman"/>
    </style:style>
    <style:style style:name="T9_171" style:family="text">
      <style:text-properties style:font-name="Times New Roman" style:font-name-asian="Times New Roman" style:font-name-complex="Times New Roman"/>
    </style:style>
    <style:style style:name="T9_172" style:family="text">
      <style:text-properties style:font-name="Times New Roman" style:font-name-asian="Times New Roman" style:font-name-complex="Times New Roman"/>
    </style:style>
    <style:style style:name="T9_173" style:family="text">
      <style:text-properties style:font-name="Times New Roman" style:font-name-asian="Times New Roman" style:font-name-complex="Times New Roman"/>
    </style:style>
    <style:style style:name="T9_174" style:family="text">
      <style:text-properties style:font-name="Times New Roman" style:font-name-asian="Times New Roman" style:font-name-complex="Times New Roman"/>
    </style:style>
    <style:style style:name="T9_175" style:family="text">
      <style:text-properties style:font-name="Times New Roman" style:font-name-asian="Times New Roman" style:font-name-complex="Times New Roman"/>
    </style:style>
    <style:style style:name="T9_176" style:family="text">
      <style:text-properties style:font-name="Times New Roman" style:font-name-asian="Times New Roman" style:font-name-complex="Times New Roman"/>
    </style:style>
    <style:style style:name="T9_177" style:family="text">
      <style:text-properties style:font-name="Times New Roman" style:font-name-asian="Times New Roman" style:font-name-complex="Times New Roman"/>
    </style:style>
    <style:style style:name="T9_178" style:family="text">
      <style:text-properties style:font-name="Times New Roman" style:font-name-asian="Times New Roman" style:font-name-complex="Times New Roman"/>
    </style:style>
    <style:style style:name="T9_179" style:family="text">
      <style:text-properties style:font-name="Times New Roman" style:font-name-asian="Times New Roman" style:font-name-complex="Times New Roman"/>
    </style:style>
    <style:style style:name="T9_180" style:family="text">
      <style:text-properties style:font-name="Times New Roman" style:font-name-asian="Times New Roman" style:font-name-complex="Times New Roman"/>
    </style:style>
    <style:style style:name="T9_181" style:family="text">
      <style:text-properties style:font-name="Times New Roman" style:font-name-asian="Times New Roman" style:font-name-complex="Times New Roman"/>
    </style:style>
    <style:style style:name="T9_182" style:family="text">
      <style:text-properties style:font-name="Times New Roman" style:font-name-asian="Times New Roman" style:font-name-complex="Times New Roman"/>
    </style:style>
    <style:style style:name="T9_183" style:family="text">
      <style:text-properties style:font-name="Times New Roman" style:font-name-asian="Times New Roman" style:font-name-complex="Times New Roman"/>
    </style:style>
    <style:style style:name="T9_184" style:family="text">
      <style:text-properties style:font-name="Times New Roman" style:font-name-asian="Times New Roman" style:font-name-complex="Times New Roman"/>
    </style:style>
    <style:style style:name="T9_185" style:family="text">
      <style:text-properties style:font-name="Times New Roman" style:font-name-asian="Times New Roman" style:font-name-complex="Times New Roman"/>
    </style:style>
    <style:style style:name="T9_186" style:family="text">
      <style:text-properties style:font-name="Times New Roman" style:font-name-asian="Times New Roman" style:font-name-complex="Times New Roman"/>
    </style:style>
    <style:style style:name="T9_187" style:family="text">
      <style:text-properties style:font-name="Times New Roman" style:font-name-asian="Times New Roman" style:font-name-complex="Times New Roman"/>
    </style:style>
    <style:style style:name="T9_188" style:family="text">
      <style:text-properties style:font-name="Times New Roman" style:font-name-asian="Times New Roman" style:font-name-complex="Times New Roman"/>
    </style:style>
    <style:style style:name="T9_189" style:family="text">
      <style:text-properties style:font-name="Times New Roman" style:font-name-asian="Times New Roman" style:font-name-complex="Times New Roman"/>
    </style:style>
    <style:style style:name="T9_190" style:family="text">
      <style:text-properties style:font-name="Times New Roman" style:font-name-asian="Times New Roman" style:font-name-complex="Times New Roman"/>
    </style:style>
    <style:style style:name="T9_191" style:family="text">
      <style:text-properties style:font-name="Times New Roman" style:font-name-asian="Times New Roman" style:font-name-complex="Times New Roman"/>
    </style:style>
    <style:style style:name="T9_192" style:family="text">
      <style:text-properties style:font-name="Times New Roman" style:font-name-asian="Times New Roman" style:font-name-complex="Times New Roman"/>
    </style:style>
    <style:style style:name="T9_193" style:family="text">
      <style:text-properties style:font-name="Times New Roman" style:font-name-asian="Times New Roman" style:font-name-complex="Times New Roman"/>
    </style:style>
    <style:style style:name="T9_194" style:family="text">
      <style:text-properties style:font-name="Times New Roman" style:font-name-asian="Times New Roman" style:font-name-complex="Times New Roman"/>
    </style:style>
    <style:style style:name="T9_195" style:family="text">
      <style:text-properties style:font-name="Times New Roman" style:font-name-asian="Times New Roman" style:font-name-complex="Times New Roman"/>
    </style:style>
    <style:style style:name="T9_196" style:family="text">
      <style:text-properties style:font-name="Times New Roman" style:font-name-asian="Times New Roman" style:font-name-complex="Times New Roman"/>
    </style:style>
    <style:style style:name="T9_197" style:family="text">
      <style:text-properties style:font-name="Times New Roman" style:font-name-asian="Times New Roman" style:font-name-complex="Times New Roman"/>
    </style:style>
    <style:style style:name="T9_198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/>
    <style:style style:name="T13_9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style:font-name="Times New Roman" style:font-name-asian="Times New Roman" style:font-name-complex="Times New Roman"/>
    </style:style>
    <style:style style:name="T16_25" style:family="text">
      <style:text-properties style:font-name="Times New Roman" style:font-name-asian="Times New Roman" style:font-name-complex="Times New Roman"/>
    </style:style>
    <style:style style:name="T16_26" style:family="text">
      <style:text-properties style:font-name="Times New Roman" style:font-name-asian="Times New Roman" style:font-name-complex="Times New Roman"/>
    </style:style>
    <style:style style:name="T16_27" style:family="text">
      <style:text-properties style:font-name="Times New Roman" style:font-name-asian="Times New Roman" style:font-name-complex="Times New Roman"/>
    </style:style>
    <style:style style:name="T16_28" style:family="text">
      <style:text-properties style:font-name="Times New Roman" style:font-name-asian="Times New Roman" style:font-name-complex="Times New Roman"/>
    </style:style>
    <style:style style:name="T16_29" style:family="text">
      <style:text-properties style:font-name="Times New Roman" style:font-name-asian="Times New Roman" style:font-name-complex="Times New Roman"/>
    </style:style>
    <style:style style:name="T16_30" style:family="text">
      <style:text-properties style:font-name="Times New Roman" style:font-name-asian="Times New Roman" style:font-name-complex="Times New Roman"/>
    </style:style>
    <style:style style:name="T16_31" style:family="text">
      <style:text-properties style:font-name="Times New Roman" style:font-name-asian="Times New Roman" style:font-name-complex="Times New Roman"/>
    </style:style>
    <style:style style:name="T16_32" style:family="text">
      <style:text-properties style:font-name="Times New Roman" style:font-name-asian="Times New Roman" style:font-name-complex="Times New Roman"/>
    </style:style>
    <style:style style:name="T16_33" style:family="text">
      <style:text-properties style:font-name="Times New Roman" style:font-name-asian="Times New Roman" style:font-name-complex="Times New Roman"/>
    </style:style>
    <style:style style:name="T16_34" style:family="text">
      <style:text-properties style:font-name="Times New Roman" style:font-name-asian="Times New Roman" style:font-name-complex="Times New Roman"/>
    </style:style>
    <style:style style:name="T16_35" style:family="text">
      <style:text-properties style:font-name="Times New Roman" style:font-name-asian="Times New Roman" style:font-name-complex="Times New Roman"/>
    </style:style>
    <style:style style:name="T16_36" style:family="text">
      <style:text-properties style:font-name="Times New Roman" style:font-name-asian="Times New Roman" style:font-name-complex="Times New Roman"/>
    </style:style>
    <style:style style:name="T16_37" style:family="text">
      <style:text-properties style:font-name="Times New Roman" style:font-name-asian="Times New Roman" style:font-name-complex="Times New Roman"/>
    </style:style>
    <style:style style:name="T16_38" style:family="text">
      <style:text-properties style:font-name="Times New Roman" style:font-name-asian="Times New Roman" style:font-name-complex="Times New Roman"/>
    </style:style>
    <style:style style:name="T16_39" style:family="text">
      <style:text-properties style:font-name="Times New Roman" style:font-name-asian="Times New Roman" style:font-name-complex="Times New Roman"/>
    </style:style>
    <style:style style:name="T16_40" style:family="text">
      <style:text-properties style:font-name="Times New Roman" style:font-name-asian="Times New Roman" style:font-name-complex="Times New Roman"/>
    </style:style>
    <style:style style:name="T16_41" style:family="text">
      <style:text-properties style:font-name="Times New Roman" style:font-name-asian="Times New Roman" style:font-name-complex="Times New Roman"/>
    </style:style>
    <style:style style:name="T16_42" style:family="text">
      <style:text-properties style:font-name="Times New Roman" style:font-name-asian="Times New Roman" style:font-name-complex="Times New Roman"/>
    </style:style>
    <style:style style:name="T16_43" style:family="text">
      <style:text-properties style:font-name="Times New Roman" style:font-name-asian="Times New Roman" style:font-name-complex="Times New Roman"/>
    </style:style>
    <style:style style:name="T16_44" style:family="text">
      <style:text-properties style:font-name="Times New Roman" style:font-name-asian="Times New Roman" style:font-name-complex="Times New Roman"/>
    </style:style>
    <style:style style:name="T16_45" style:family="text">
      <style:text-properties style:font-name="Times New Roman" style:font-name-asian="Times New Roman" style:font-name-complex="Times New Roman"/>
    </style:style>
    <style:style style:name="T16_46" style:family="text">
      <style:text-properties style:font-name="Times New Roman" style:font-name-asian="Times New Roman" style:font-name-complex="Times New Roman"/>
    </style:style>
    <style:style style:name="T16_47" style:family="text">
      <style:text-properties style:font-name="Times New Roman" style:font-name-asian="Times New Roman" style:font-name-complex="Times New Roman"/>
    </style:style>
    <style:style style:name="T16_48" style:family="text">
      <style:text-properties style:font-name="Times New Roman" style:font-name-asian="Times New Roman" style:font-name-complex="Times New Roman"/>
    </style:style>
    <style:style style:name="T16_49" style:family="text">
      <style:text-properties style:font-name="Times New Roman" style:font-name-asian="Times New Roman" style:font-name-complex="Times New Roman"/>
    </style:style>
    <style:style style:name="T16_50" style:family="text">
      <style:text-properties style:font-name="Times New Roman" style:font-name-asian="Times New Roman" style:font-name-complex="Times New Roman"/>
    </style:style>
    <style:style style:name="T16_51" style:family="text">
      <style:text-properties style:font-name="Times New Roman" style:font-name-asian="Times New Roman" style:font-name-complex="Times New Roman"/>
    </style:style>
    <style:style style:name="T16_52" style:family="text">
      <style:text-properties style:font-name="Times New Roman" style:font-name-asian="Times New Roman" style:font-name-complex="Times New Roman"/>
    </style:style>
    <style:style style:name="T16_53" style:family="text">
      <style:text-properties style:font-name="Times New Roman" style:font-name-asian="Times New Roman" style:font-name-complex="Times New Roman"/>
    </style:style>
    <style:style style:name="T16_54" style:family="text">
      <style:text-properties style:font-name="Times New Roman" style:font-name-asian="Times New Roman" style:font-name-complex="Times New Roman"/>
    </style:style>
    <style:style style:name="T16_55" style:family="text">
      <style:text-properties style:font-name="Times New Roman" style:font-name-asian="Times New Roman" style:font-name-complex="Times New Roman"/>
    </style:style>
    <style:style style:name="T16_56" style:family="text">
      <style:text-properties style:font-name="Times New Roman" style:font-name-asian="Times New Roman" style:font-name-complex="Times New Roman"/>
    </style:style>
    <style:style style:name="T16_57" style:family="text">
      <style:text-properties style:font-name="Times New Roman" style:font-name-asian="Times New Roman" style:font-name-complex="Times New Roman"/>
    </style:style>
    <style:style style:name="T16_58" style:family="text">
      <style:text-properties style:font-name="Times New Roman" style:font-name-asian="Times New Roman" style:font-name-complex="Times New Roman"/>
    </style:style>
    <style:style style:name="T16_59" style:family="text">
      <style:text-properties style:font-name="Times New Roman" style:font-name-asian="Times New Roman" style:font-name-complex="Times New Roman"/>
    </style:style>
    <style:style style:name="T16_60" style:family="text">
      <style:text-properties style:font-name="Times New Roman" style:font-name-asian="Times New Roman" style:font-name-complex="Times New Roman"/>
    </style:style>
    <style:style style:name="T16_61" style:family="text">
      <style:text-properties style:font-name="Times New Roman" style:font-name-asian="Times New Roman" style:font-name-complex="Times New Roman"/>
    </style:style>
    <style:style style:name="T16_62" style:family="text">
      <style:text-properties style:font-name="Times New Roman" style:font-name-asian="Times New Roman" style:font-name-complex="Times New Roman"/>
    </style:style>
    <style:style style:name="T16_63" style:family="text">
      <style:text-properties style:font-name="Times New Roman" style:font-name-asian="Times New Roman" style:font-name-complex="Times New Roman"/>
    </style:style>
    <style:style style:name="T16_64" style:family="text">
      <style:text-properties style:font-name="Times New Roman" style:font-name-asian="Times New Roman" style:font-name-complex="Times New Roman"/>
    </style:style>
    <style:style style:name="T16_65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Dramatyzm</text:span><text:span text:style-name="T1_2"><text:s/></text:span><text:span text:style-name="T1_3">ponad</text:span><text:span text:style-name="T1_4"><text:s/></text:span><text:span text:style-name="T1_5">widowiskiem</text:span></text:p>
      <text:p text:style-name="P2"><text:span text:style-name="T2_1"><text:s/></text:span></text:p>
      <text:p text:style-name="P3"><text:span text:style-name="T3_1">Jako</text:span><text:span text:style-name="T3_2"><text:s/></text:span><text:span text:style-name="T3_3">że</text:span><text:span text:style-name="T3_4"><text:s/></text:span><text:span text:style-name="T3_5">na</text:span><text:span text:style-name="T3_6"><text:s/></text:span><text:span text:style-name="T3_7">tym</text:span><text:span text:style-name="T3_8"><text:s/></text:span><text:span text:style-name="T3_9">świecie</text:span><text:span text:style-name="T3_10"><text:s/></text:span><text:span text:style-name="T3_11">kto</text:span><text:span text:style-name="T3_12"><text:s/></text:span><text:span text:style-name="T3_13">stoi</text:span><text:span text:style-name="T3_14">,<text:s/></text:span><text:span text:style-name="T3_15">ten</text:span><text:span text:style-name="T3_16"><text:s/></text:span><text:span text:style-name="T3_17">się</text:span><text:span text:style-name="T3_18"><text:s/></text:span><text:span text:style-name="T3_19">cofa</text:span><text:span text:style-name="T3_20">,<text:s/></text:span><text:span text:style-name="T3_21">postanowiłem</text:span><text:span text:style-name="T3_22"><text:s/></text:span><text:span text:style-name="T3_23">ruszyć</text:span><text:span text:style-name="T3_24"><text:s/></text:span><text:span text:style-name="T3_25">do</text:span><text:span text:style-name="T3_26"><text:s/></text:span><text:span text:style-name="T3_27">przodu</text:span><text:span text:style-name="T3_28"><text:s/></text:span><text:span text:style-name="T3_29">i</text:span><text:span text:style-name="T3_30"><text:s/></text:span><text:span text:style-name="T3_31">zdobyć</text:span><text:span text:style-name="T3_32"><text:s/></text:span><text:span text:style-name="T3_33">trochę</text:span><text:span text:style-name="T3_34"><text:s/></text:span><text:span text:style-name="T3_35">nowej</text:span><text:span text:style-name="T3_36"><text:s/></text:span><text:span text:style-name="T3_37">wiedzy</text:span><text:span text:style-name="T3_38">.<text:s/></text:span><text:span text:style-name="T3_39">Padło</text:span><text:span text:style-name="T3_40"><text:s/></text:span><text:span text:style-name="T3_41">na</text:span><text:span text:style-name="T3_42"><text:s/></text:span><text:span text:style-name="T3_43">sztukę</text:span><text:span text:style-name="T3_44"><text:s/></text:span><text:span text:style-name="T3_45">pisania</text:span><text:span text:style-name="T3_46"><text:s/></text:span><text:span text:style-name="T3_47">scenariuszy</text:span><text:span text:style-name="T3_48">,<text:s/></text:span><text:span text:style-name="T3_49">która</text:span><text:span text:style-name="T3_50"><text:s/></text:span><text:span text:style-name="T3_51">już</text:span><text:span text:style-name="T3_52"><text:s/></text:span><text:span text:style-name="T3_53">od</text:span><text:span text:style-name="T3_54"><text:s/></text:span><text:span text:style-name="T3_55">jakiegoś</text:span><text:span text:style-name="T3_56"><text:s/></text:span><text:span text:style-name="T3_57">czasu</text:span><text:span text:style-name="T3_58"><text:s/></text:span><text:span text:style-name="T3_59">mnie</text:span><text:span text:style-name="T3_60"><text:s/></text:span><text:span text:style-name="T3_61">interesowała</text:span><text:span text:style-name="T3_62">.<text:s/></text:span><text:span text:style-name="T3_63">Ruszyłem</text:span><text:span text:style-name="T3_64"><text:s/></text:span><text:span text:style-name="T3_65">do</text:span><text:span text:style-name="T3_66"><text:s/></text:span><text:span text:style-name="T3_67">biblioteki</text:span><text:span text:style-name="T3_68"><text:s/></text:span><text:span text:style-name="T3_69">i</text:span><text:span text:style-name="T3_70"><text:s/></text:span><text:span text:style-name="T3_71">wypożyczyłem</text:span><text:span text:style-name="T3_72"><text:s/></text:span><text:span text:style-name="T3_73">parę</text:span><text:span text:style-name="T3_74"><text:s/></text:span><text:span text:style-name="T3_75">książek</text:span><text:span text:style-name="T3_76">,<text:s/></text:span><text:span text:style-name="T3_77">które</text:span><text:span text:style-name="T3_78"><text:s/></text:span><text:span text:style-name="T3_79">już</text:span><text:span text:style-name="T3_80"><text:s/></text:span><text:span text:style-name="T3_81">zdążyłem</text:span><text:span text:style-name="T3_82"><text:s/></text:span><text:span text:style-name="T3_83">przeczytać</text:span><text:span text:style-name="T3_84">.<text:s/></text:span><text:span text:style-name="T3_85">Kilka</text:span><text:span text:style-name="T3_86"><text:s/></text:span><text:span text:style-name="T3_87">wniosków</text:span><text:span text:style-name="T3_88"><text:s/></text:span><text:span text:style-name="T3_89">z</text:span><text:span text:style-name="T3_90"><text:s/></text:span><text:span text:style-name="T3_91">tego</text:span><text:span text:style-name="T3_92"><text:s/></text:span><text:span text:style-name="T3_93">doświadczenia</text:span><text:span text:style-name="T3_94"><text:s/></text:span><text:span text:style-name="T3_95">chciałem</text:span><text:span text:style-name="T3_96"><text:s/></text:span><text:span text:style-name="T3_97">Wam</text:span><text:span text:style-name="T3_98"><text:s/></text:span><text:span text:style-name="T3_99">tutaj</text:span><text:span text:style-name="T3_100"><text:s/></text:span><text:span text:style-name="T3_101">przedstawić</text:span><text:span text:style-name="T3_102">.</text:span></text:p>
      <text:p text:style-name="P4"><text:span text:style-name="T4_1"><text:s/></text:span></text:p>
      <text:p text:style-name="P5"><text:span text:style-name="T5_1">Po</text:span><text:span text:style-name="T5_2"><text:s/></text:span><text:span text:style-name="T5_3">pierwsze</text:span><text:span text:style-name="T5_4">,<text:s/></text:span><text:span text:style-name="T5_5">mam</text:span><text:span text:style-name="T5_6"><text:s/></text:span><text:span text:style-name="T5_7">silne</text:span><text:span text:style-name="T5_8"><text:s/></text:span><text:span text:style-name="T5_9">wrażenie</text:span><text:span text:style-name="T5_10">,<text:s/></text:span><text:span text:style-name="T5_11">że</text:span><text:span text:style-name="T5_12"><text:s/></text:span><text:span text:style-name="T5_13">scenarzyści</text:span><text:span text:style-name="T5_14"><text:s/></text:span><text:span text:style-name="T5_15">są</text:span><text:span text:style-name="T5_16"><text:s/></text:span><text:span text:style-name="T5_17">znacznie</text:span><text:span text:style-name="T5_18"><text:s/></text:span><text:span text:style-name="T5_19">lepszymi</text:span><text:span text:style-name="T5_20"><text:s/></text:span><text:span text:style-name="T5_21">nauczycielami</text:span><text:span text:style-name="T5_22"><text:s/></text:span><text:span text:style-name="T5_23">niż</text:span><text:span text:style-name="T5_24"><text:s/></text:span><text:span text:style-name="T5_25">literaci</text:span><text:span text:style-name="T5_26">.<text:s/></text:span><text:span text:style-name="T5_27">Sądzę</text:span><text:span text:style-name="T5_28">,<text:s/></text:span><text:span text:style-name="T5_29">że</text:span><text:span text:style-name="T5_30"><text:s/></text:span><text:span text:style-name="T5_31">ma</text:span><text:span text:style-name="T5_32"><text:s/></text:span><text:span text:style-name="T5_33">to</text:span><text:span text:style-name="T5_34"><text:s/></text:span><text:span text:style-name="T5_35">sens</text:span><text:span text:style-name="T5_36">,<text:s/></text:span><text:span text:style-name="T5_37">w</text:span><text:span text:style-name="T5_38"><text:s/></text:span><text:span text:style-name="T5_39">końcu</text:span><text:span text:style-name="T5_40"><text:s/></text:span><text:span text:style-name="T5_41">film</text:span><text:span text:style-name="T5_42"><text:s/></text:span><text:span text:style-name="T5_43">jest</text:span><text:span text:style-name="T5_44"><text:s/></text:span><text:span text:style-name="T5_45">przede</text:span><text:span text:style-name="T5_46"><text:s/></text:span><text:span text:style-name="T5_47">wszystkim</text:span><text:span text:style-name="T5_48"><text:s/></text:span><text:span text:style-name="T5_49">przedsięwzięciem</text:span><text:span text:style-name="T5_50"><text:s/></text:span><text:span text:style-name="T5_51">kosztownym</text:span><text:span text:style-name="T5_52"><text:s/></text:span><text:span text:style-name="T5_53">i</text:span><text:span text:style-name="T5_54"><text:s/></text:span><text:span text:style-name="T5_55">angażującym</text:span><text:span text:style-name="T5_56"><text:s/></text:span><text:span text:style-name="T5_57">wiele</text:span><text:span text:style-name="T5_58"><text:s/></text:span><text:span text:style-name="T5_59">osób</text:span><text:span text:style-name="T5_60">,<text:s/></text:span><text:span text:style-name="T5_61">więc</text:span><text:span text:style-name="T5_62"><text:s/></text:span><text:span text:style-name="T5_63">sztuka</text:span><text:span text:style-name="T5_64"><text:s/></text:span><text:span text:style-name="T5_65">komunikacji</text:span><text:span text:style-name="T5_66"><text:s/></text:span><text:span text:style-name="T5_67">i</text:span><text:span text:style-name="T5_68"><text:s/></text:span><text:span text:style-name="T5_69">jasnego</text:span><text:span text:style-name="T5_70"><text:s/></text:span><text:span text:style-name="T5_71">przekazywania</text:span><text:span text:style-name="T5_72"><text:s/></text:span><text:span text:style-name="T5_73">swojej</text:span><text:span text:style-name="T5_74"><text:s/></text:span><text:span text:style-name="T5_75">wizji</text:span><text:span text:style-name="T5_76"><text:s/></text:span><text:span text:style-name="T5_77">jest</text:span><text:span text:style-name="T5_78"><text:s/></text:span><text:span text:style-name="T5_79">tam</text:span><text:span text:style-name="T5_80"><text:s/></text:span><text:span text:style-name="T5_81">wymagana</text:span><text:span text:style-name="T5_82">.<text:s/></text:span><text:span text:style-name="T5_83">Co</text:span><text:span text:style-name="T5_84"><text:s/></text:span><text:span text:style-name="T5_85">innego</text:span><text:span text:style-name="T5_86"><text:s/></text:span><text:span text:style-name="T5_87">dla</text:span><text:span text:style-name="T5_88"><text:s/></text:span><text:span text:style-name="T5_89">pisarza</text:span><text:span text:style-name="T5_90">,<text:s/></text:span><text:span text:style-name="T5_91">który</text:span><text:span text:style-name="T5_92"><text:s/></text:span><text:span text:style-name="T5_93">najczęściej</text:span><text:span text:style-name="T5_94"><text:s/></text:span><text:span text:style-name="T5_95">pracuje</text:span><text:span text:style-name="T5_96"><text:s/></text:span><text:span text:style-name="T5_97">sam</text:span><text:span text:style-name="T5_98"><text:s/></text:span><text:span text:style-name="T5_99">i</text:span><text:span text:style-name="T5_100"><text:s/></text:span><text:span text:style-name="T5_101">z</text:span><text:span text:style-name="T5_102"><text:s/></text:span><text:span text:style-name="T5_103">imienia</text:span><text:span text:style-name="T5_104"><text:s/></text:span><text:span text:style-name="T5_105">i</text:span><text:span text:style-name="T5_106"><text:s/></text:span><text:span text:style-name="T5_107">nazwiska</text:span><text:span text:style-name="T5_108"><text:s/></text:span><text:span text:style-name="T5_109">odpowiada</text:span><text:span text:style-name="T5_110"><text:s/></text:span><text:span text:style-name="T5_111">za</text:span><text:span text:style-name="T5_112"><text:s/></text:span><text:span text:style-name="T5_113">swoje</text:span><text:span text:style-name="T5_114"><text:s/></text:span><text:span text:style-name="T5_115">dzieło</text:span><text:span text:style-name="T5_116">,<text:s/></text:span><text:span text:style-name="T5_117">on</text:span><text:span text:style-name="T5_118"><text:s/></text:span><text:span text:style-name="T5_119">musi</text:span><text:span text:style-name="T5_120"><text:s/></text:span><text:span text:style-name="T5_121">przede</text:span><text:span text:style-name="T5_122"><text:s/></text:span><text:span text:style-name="T5_123">wszystkim</text:span><text:span text:style-name="T5_124"><text:s/></text:span><text:span text:style-name="T5_125">pisać</text:span><text:span text:style-name="T5_126"><text:s/></text:span><text:span text:style-name="T5_127">dobrze</text:span><text:span text:style-name="T5_128">,<text:s/></text:span><text:span text:style-name="T5_129">a</text:span><text:span text:style-name="T5_130"><text:s/></text:span><text:span text:style-name="T5_131">jak</text:span><text:span text:style-name="T5_132"><text:s/></text:span><text:span text:style-name="T5_133">i</text:span><text:span text:style-name="T5_134"><text:s/></text:span><text:span text:style-name="T5_135">dlaczego</text:span><text:span text:style-name="T5_136"><text:s/></text:span><text:span text:style-name="T5_137">osiąga</text:span><text:span text:style-name="T5_138"><text:s/></text:span><text:span text:style-name="T5_139">taki</text:span><text:span text:style-name="T5_140"><text:s/></text:span><text:span text:style-name="T5_141">efekt</text:span><text:span text:style-name="T5_142">…<text:s/></text:span><text:span text:style-name="T5_143">Mam</text:span><text:span text:style-name="T5_144"><text:s/></text:span><text:span text:style-name="T5_145">wrażenie</text:span><text:span text:style-name="T5_146">,<text:s/></text:span><text:span text:style-name="T5_147">że</text:span><text:span text:style-name="T5_148"><text:s/></text:span><text:span text:style-name="T5_149">niejeden</text:span><text:span text:style-name="T5_150"><text:s/></text:span><text:span text:style-name="T5_151">autor</text:span><text:span text:style-name="T5_152"><text:s/></text:span><text:span text:style-name="T5_153">sam</text:span><text:span text:style-name="T5_154"><text:s/></text:span><text:span text:style-name="T5_155">nie</text:span><text:span text:style-name="T5_156"><text:s/></text:span><text:span text:style-name="T5_157">zdaje</text:span><text:span text:style-name="T5_158"><text:s/></text:span><text:span text:style-name="T5_159">sobie</text:span><text:span text:style-name="T5_160"><text:s/></text:span><text:span text:style-name="T5_161">sprawy</text:span><text:span text:style-name="T5_162">,<text:s/></text:span><text:span text:style-name="T5_163">czemu</text:span><text:span text:style-name="T5_164"><text:s/></text:span><text:span text:style-name="T5_165">zawdzięcza</text:span><text:span text:style-name="T5_166"><text:s/></text:span><text:span text:style-name="T5_167">swój</text:span><text:span text:style-name="T5_168"><text:s/></text:span><text:span text:style-name="T5_169">sukces</text:span><text:span text:style-name="T5_170">.<text:s/></text:span><text:span text:style-name="T5_171">To</text:span><text:span text:style-name="T5_172"><text:s/></text:span><text:span text:style-name="T5_173">jednak</text:span><text:span text:style-name="T5_174">,<text:s/></text:span><text:span text:style-name="T5_175">by</text:span><text:span text:style-name="T5_176"><text:s/></text:span><text:span text:style-name="T5_177">oddać</text:span><text:span text:style-name="T5_178"><text:s/></text:span><text:span text:style-name="T5_179">honor</text:span><text:span text:style-name="T5_180"><text:s/></text:span><text:span text:style-name="T5_181">ludziom</text:span><text:span text:style-name="T5_182"><text:s/></text:span><text:span text:style-name="T5_183">pióra</text:span><text:span text:style-name="T5_184">,<text:s/></text:span><text:span text:style-name="T5_185">nie</text:span><text:span text:style-name="T5_186"><text:s/></text:span><text:span text:style-name="T5_187">jest</text:span><text:span text:style-name="T5_188"><text:s/></text:span><text:span text:style-name="T5_189">wyłącznie</text:span><text:span text:style-name="T5_190"><text:s/></text:span><text:span text:style-name="T5_191">ich</text:span><text:span text:style-name="T5_192"><text:s/></text:span><text:span text:style-name="T5_193">przypadłość</text:span><text:span text:style-name="T5_194">,<text:s/></text:span><text:span text:style-name="T5_195">choć</text:span><text:span text:style-name="T5_196"><text:s/></text:span><text:span text:style-name="T5_197">dotyka</text:span><text:span text:style-name="T5_198"><text:s/></text:span><text:span text:style-name="T5_199">ich</text:span><text:span text:style-name="T5_200"><text:s/></text:span><text:span text:style-name="T5_201">za</text:span><text:span text:style-name="T5_202"><text:s/></text:span><text:span text:style-name="T5_203">często</text:span><text:span text:style-name="T5_204">.</text:span></text:p>
      <text:p text:style-name="P6"><text:span text:style-name="T6_1"><text:s/></text:span></text:p>
      <text:p text:style-name="P7"><text:span text:style-name="T7_1">Po</text:span><text:span text:style-name="T7_2"><text:s/></text:span><text:span text:style-name="T7_3">drugie</text:span><text:span text:style-name="T7_4"><text:s/>–<text:s/></text:span><text:span text:style-name="T7_5">obcowanie</text:span><text:span text:style-name="T7_6"><text:s/></text:span><text:span text:style-name="T7_7">z</text:span><text:span text:style-name="T7_8"><text:s/></text:span><text:span text:style-name="T7_9">muzami</text:span><text:span text:style-name="T7_10">,<text:s/></text:span><text:span text:style-name="T7_11">artyzm</text:span><text:span text:style-name="T7_12"><text:s/></text:span><text:span text:style-name="T7_13">oraz</text:span><text:span text:style-name="T7_14"><text:s/></text:span><text:span text:style-name="T7_15">niebiańska</text:span><text:span text:style-name="T7_16"><text:s/></text:span><text:span text:style-name="T7_17">wizja</text:span><text:span text:style-name="T7_18"><text:s/></text:span><text:span text:style-name="T7_19">to</text:span><text:span text:style-name="T7_20"><text:s/></text:span><text:span text:style-name="T7_21">jedno</text:span><text:span text:style-name="T7_22">,<text:s/></text:span><text:span text:style-name="T7_23">obok</text:span><text:span text:style-name="T7_24"><text:s/></text:span><text:span text:style-name="T7_25">tego</text:span><text:span text:style-name="T7_26"><text:s/></text:span><text:span text:style-name="T7_27">wszystkiego</text:span><text:span text:style-name="T7_28"><text:s/></text:span><text:span text:style-name="T7_29">istnieje</text:span><text:span text:style-name="T7_30"><text:s/></text:span><text:span text:style-name="T7_31">druga</text:span><text:span text:style-name="T7_32">,<text:s/></text:span><text:span text:style-name="T7_33">równie</text:span><text:span text:style-name="T7_34"><text:s/></text:span><text:span text:style-name="T7_35">ważna</text:span><text:span text:style-name="T7_36"><text:s/></text:span><text:span text:style-name="T7_37">strona</text:span><text:span text:style-name="T7_38"><text:s/></text:span><text:span text:style-name="T7_39">medalu</text:span><text:span text:style-name="T7_40"><text:s/>–<text:s/></text:span><text:span text:style-name="T7_41">fach</text:span><text:span text:style-name="T7_42"><text:s/></text:span><text:span text:style-name="T7_43">i</text:span><text:span text:style-name="T7_44"><text:s/></text:span><text:span text:style-name="T7_45">rzemiosło</text:span><text:span text:style-name="T7_46">.<text:s/></text:span><text:span text:style-name="T7_47">Trójaktowa</text:span><text:span text:style-name="T7_48"><text:s/></text:span><text:span text:style-name="T7_49">budowa</text:span><text:span text:style-name="T7_50">,<text:s/></text:span><text:span text:style-name="T7_51">wstęp</text:span><text:span text:style-name="T7_52">,<text:s/></text:span><text:span text:style-name="T7_53">rozwinięcie</text:span><text:span text:style-name="T7_54">,<text:s/></text:span><text:span text:style-name="T7_55">zakończenie</text:span><text:span text:style-name="T7_56">,<text:s/></text:span><text:span text:style-name="T7_57">budowanie</text:span><text:span text:style-name="T7_58"><text:s/></text:span><text:span text:style-name="T7_59">konfliktów</text:span><text:span text:style-name="T7_60">,<text:s/></text:span><text:span text:style-name="T7_61">odpowiedni</text:span><text:span text:style-name="T7_62"><text:s/></text:span><text:span text:style-name="T7_63">żargon</text:span><text:span text:style-name="T7_64"><text:s/></text:span><text:span text:style-name="T7_65">i</text:span><text:span text:style-name="T7_66"><text:s/></text:span><text:span text:style-name="T7_67">sposób</text:span><text:span text:style-name="T7_68"><text:s/></text:span><text:span text:style-name="T7_69">formatowania</text:span><text:span text:style-name="T7_70">,<text:s/></text:span><text:span text:style-name="T7_71">wszystko</text:span><text:span text:style-name="T7_72"><text:s/></text:span><text:span text:style-name="T7_73">to</text:span><text:span text:style-name="T7_74"><text:s/></text:span><text:span text:style-name="T7_75">jest</text:span><text:span text:style-name="T7_76"><text:s/></text:span><text:span text:style-name="T7_77">dla</text:span><text:span text:style-name="T7_78"><text:s/></text:span><text:span text:style-name="T7_79">scenarzysty</text:span><text:span text:style-name="T7_80"><text:s/></text:span><text:span text:style-name="T7_81">konieczne</text:span><text:span text:style-name="T7_82"><text:s/>(</text:span><text:span text:style-name="T7_83">zresztą</text:span><text:span text:style-name="T7_84"><text:s/></text:span><text:span text:style-name="T7_85">nie</text:span><text:span text:style-name="T7_86"><text:s/></text:span><text:span text:style-name="T7_87">tylko</text:span><text:span text:style-name="T7_88"><text:s/></text:span><text:span text:style-name="T7_89">dla</text:span><text:span text:style-name="T7_90"><text:s/></text:span><text:span text:style-name="T7_91">niego</text:span><text:span text:style-name="T7_92">).<text:s/></text:span><text:span text:style-name="T7_93">By</text:span><text:span text:style-name="T7_94"><text:s/></text:span><text:span text:style-name="T7_95">minimalizować</text:span><text:span text:style-name="T7_96"><text:s/></text:span><text:span text:style-name="T7_97">ryzyko</text:span><text:span text:style-name="T7_98"><text:s/></text:span><text:span text:style-name="T7_99">fiaska</text:span><text:span text:style-name="T7_100">,<text:s/></text:span><text:span text:style-name="T7_101">odsiewa</text:span><text:span text:style-name="T7_102"><text:s/></text:span><text:span text:style-name="T7_103">się</text:span><text:span text:style-name="T7_104"><text:s/></text:span><text:span text:style-name="T7_105">prace</text:span><text:span text:style-name="T7_106">,<text:s/></text:span><text:span text:style-name="T7_107">które</text:span><text:span text:style-name="T7_108"><text:s/></text:span><text:span text:style-name="T7_109">nie</text:span><text:span text:style-name="T7_110"><text:s/></text:span><text:span text:style-name="T7_111">przystają</text:span><text:span text:style-name="T7_112"><text:s/></text:span><text:span text:style-name="T7_113">do</text:span><text:span text:style-name="T7_114"><text:s/></text:span><text:span text:style-name="T7_115">kanonu</text:span><text:span text:style-name="T7_116">.<text:s/></text:span><text:span text:style-name="T7_117">Ktoś</text:span><text:span text:style-name="T7_118"><text:s/></text:span><text:span text:style-name="T7_119">mógłby</text:span><text:span text:style-name="T7_120"><text:s/></text:span><text:span text:style-name="T7_121">zakrzyknąć</text:span><text:span text:style-name="T7_122">,<text:s/></text:span><text:span text:style-name="T7_123">że</text:span><text:span text:style-name="T7_124"><text:s/></text:span><text:span text:style-name="T7_125">to</text:span><text:span text:style-name="T7_126"><text:s/></text:span><text:span text:style-name="T7_127">ograniczanie</text:span><text:span text:style-name="T7_128"><text:s/></text:span><text:span text:style-name="T7_129">twórców</text:span><text:span text:style-name="T7_130"><text:s/></text:span><text:span text:style-name="T7_131">i</text:span><text:span text:style-name="T7_132"><text:s/></text:span><text:span text:style-name="T7_133">ich</text:span><text:span text:style-name="T7_134"><text:s/></text:span><text:span text:style-name="T7_135">ekspresji</text:span><text:span text:style-name="T7_136"><text:s/></text:span><text:span text:style-name="T7_137">artystycznej</text:span><text:span text:style-name="T7_138">,<text:s/></text:span><text:span text:style-name="T7_139">ale</text:span><text:span text:style-name="T7_140"><text:s/></text:span><text:span text:style-name="T7_141">niekoniecznie</text:span><text:span text:style-name="T7_142"><text:s/></text:span><text:span text:style-name="T7_143">miałby</text:span><text:span text:style-name="T7_144"><text:s/></text:span><text:span text:style-name="T7_145">rację</text:span><text:span text:style-name="T7_146">.<text:s/></text:span><text:span text:style-name="T7_147">Na</text:span><text:span text:style-name="T7_148"><text:s/></text:span><text:span text:style-name="T7_149">prawdziwą</text:span><text:span text:style-name="T7_150"><text:s/></text:span><text:span text:style-name="T7_151">sztukę</text:span><text:span text:style-name="T7_152"><text:s/></text:span><text:span text:style-name="T7_153">jest</text:span><text:span text:style-name="T7_154"><text:s/></text:span><text:span text:style-name="T7_155">miejsce</text:span><text:span text:style-name="T7_156"><text:s/></text:span><text:span text:style-name="T7_157">dopiero</text:span><text:span text:style-name="T7_158"><text:s/></text:span><text:span text:style-name="T7_159">po</text:span><text:span text:style-name="T7_160"><text:s/></text:span><text:span text:style-name="T7_161">opanowaniu</text:span><text:span text:style-name="T7_162"><text:s/></text:span><text:span text:style-name="T7_163">niezbędnych</text:span><text:span text:style-name="T7_164"><text:s/></text:span><text:span text:style-name="T7_165">podstaw</text:span><text:span text:style-name="T7_166">.<text:s/></text:span><text:span text:style-name="T7_167">Jeśli</text:span><text:span text:style-name="T7_168"><text:s/></text:span><text:span text:style-name="T7_169">już</text:span><text:span text:style-name="T7_170"><text:s/></text:span><text:span text:style-name="T7_171">łamać</text:span><text:span text:style-name="T7_172"><text:s/></text:span><text:span text:style-name="T7_173">zasady</text:span><text:span text:style-name="T7_174">,<text:s/></text:span><text:span text:style-name="T7_175">to</text:span><text:span text:style-name="T7_176"><text:s/></text:span><text:span text:style-name="T7_177">tylko</text:span><text:span text:style-name="T7_178"><text:s/></text:span><text:span text:style-name="T7_179">świadomie</text:span><text:span text:style-name="T7_180">.</text:span></text:p>
      <text:p text:style-name="P8"><text:span text:style-name="T8_1"><text:s/></text:span></text:p>
      <text:p text:style-name="P9"><text:span text:style-name="T9_1">No</text:span><text:span text:style-name="T9_2"><text:s/></text:span><text:span text:style-name="T9_3">i</text:span><text:span text:style-name="T9_4"><text:s/></text:span><text:span text:style-name="T9_5">przede</text:span><text:span text:style-name="T9_6"><text:s/></text:span><text:span text:style-name="T9_7">wszystkim</text:span><text:span text:style-name="T9_8"><text:s/></text:span><text:span text:style-name="T9_9">sprawa</text:span><text:span text:style-name="T9_10"><text:s/></text:span><text:span text:style-name="T9_11">tytułowa</text:span><text:span text:style-name="T9_12"><text:s/></text:span><text:span text:style-name="T9_13">artykułu</text:span><text:span text:style-name="T9_14">.<text:s/></text:span><text:span text:style-name="T9_15">Podręczniki</text:span><text:span text:style-name="T9_16">,<text:s/></text:span><text:span text:style-name="T9_17">które</text:span><text:span text:style-name="T9_18"><text:s/></text:span><text:span text:style-name="T9_19">czytałem</text:span><text:span text:style-name="T9_20"><text:s/></text:span><text:span text:style-name="T9_21">mają</text:span><text:span text:style-name="T9_22"><text:s/></text:span><text:span text:style-name="T9_23">już</text:span><text:span text:style-name="T9_24"><text:s/></text:span><text:span text:style-name="T9_25">parę</text:span><text:span text:style-name="T9_26"><text:s/></text:span><text:span text:style-name="T9_27">lat</text:span><text:span text:style-name="T9_28">,<text:s/></text:span><text:span text:style-name="T9_29">dlatego</text:span><text:span text:style-name="T9_30"><text:s/></text:span><text:span text:style-name="T9_31">sam</text:span><text:span text:style-name="T9_32"><text:s/></text:span><text:span text:style-name="T9_33">nie</text:span><text:span text:style-name="T9_34"><text:s/></text:span><text:span text:style-name="T9_35">wiem</text:span><text:span text:style-name="T9_36">,<text:s/></text:span><text:span text:style-name="T9_37">jak</text:span><text:span text:style-name="T9_38"><text:s/></text:span><text:span text:style-name="T9_39">ich</text:span><text:span text:style-name="T9_40"><text:s/></text:span><text:span text:style-name="T9_41">twórcy</text:span><text:span text:style-name="T9_42"><text:s/></text:span><text:span text:style-name="T9_43">skomentowaliby</text:span><text:span text:style-name="T9_44"><text:s/></text:span><text:span text:style-name="T9_45">dzisiejszy</text:span><text:span text:style-name="T9_46"><text:s/></text:span><text:span text:style-name="T9_47">rynek</text:span><text:span text:style-name="T9_48">.<text:s/></text:span><text:span text:style-name="T9_49">Moim</text:span><text:span text:style-name="T9_50"><text:s/></text:span><text:span text:style-name="T9_51">zdaniem</text:span><text:span text:style-name="T9_52"><text:s/></text:span><text:span text:style-name="T9_53">jednak</text:span><text:span text:style-name="T9_54"><text:s/></text:span><text:span text:style-name="T9_55">obecnie</text:span><text:span text:style-name="T9_56"><text:s/></text:span><text:span text:style-name="T9_57">filmy</text:span><text:span text:style-name="T9_58"><text:s/>(</text:span><text:span text:style-name="T9_59">ale</text:span><text:span text:style-name="T9_60"><text:s/></text:span><text:span text:style-name="T9_61">i</text:span><text:span text:style-name="T9_62"><text:s/></text:span><text:span text:style-name="T9_63">nie</text:span><text:span text:style-name="T9_64"><text:s/></text:span><text:span text:style-name="T9_65">tylko</text:span><text:span text:style-name="T9_66">,<text:s/></text:span><text:span text:style-name="T9_67">wiele</text:span><text:span text:style-name="T9_68"><text:s/></text:span><text:span text:style-name="T9_69">dziedzin</text:span><text:span text:style-name="T9_70"><text:s/></text:span><text:span text:style-name="T9_71">dotyka</text:span><text:span text:style-name="T9_72"><text:s/></text:span><text:span text:style-name="T9_73">taki</text:span><text:span text:style-name="T9_74"><text:s/></text:span><text:span text:style-name="T9_75">problem</text:span><text:span text:style-name="T9_76">)<text:s/></text:span><text:span text:style-name="T9_77">kręcą</text:span><text:span text:style-name="T9_78"><text:s/></text:span><text:span text:style-name="T9_79">się</text:span><text:span text:style-name="T9_80"><text:s/></text:span><text:span text:style-name="T9_81">wokół</text:span><text:span text:style-name="T9_82"><text:s/></text:span><text:span text:style-name="T9_83">złego</text:span><text:span text:style-name="T9_84"><text:s/></text:span><text:span text:style-name="T9_85">założenia</text:span><text:span text:style-name="T9_86">.<text:s/></text:span><text:span text:style-name="T9_87">Obejrzyjcie</text:span><text:span text:style-name="T9_88"><text:s/></text:span><text:span text:style-name="T9_89">sobie</text:span><text:span text:style-name="T9_90"><text:s/></text:span><text:span text:style-name="T9_91">którąś</text:span><text:span text:style-name="T9_92"><text:s/></text:span><text:span text:style-name="T9_93">z</text:span><text:span text:style-name="T9_94"><text:s/></text:span><text:span text:style-name="T9_95">kasowych</text:span><text:span text:style-name="T9_96"><text:s/></text:span><text:span text:style-name="T9_97">produkcji</text:span><text:span text:style-name="T9_98"><text:s/></text:span><text:span text:style-name="T9_99">i</text:span><text:span text:style-name="T9_100"><text:s/></text:span><text:span text:style-name="T9_101">zobaczcie</text:span><text:span text:style-name="T9_102">,<text:s/></text:span><text:span text:style-name="T9_103">jak</text:span><text:span text:style-name="T9_104"><text:s/></text:span><text:span text:style-name="T9_105">bardzo</text:span><text:span text:style-name="T9_106"><text:s/></text:span><text:span text:style-name="T9_107">widowisko</text:span><text:span text:style-name="T9_108"><text:s/></text:span><text:span text:style-name="T9_109">dominuje</text:span><text:span text:style-name="T9_110"><text:s/></text:span><text:span text:style-name="T9_111">nad</text:span><text:span text:style-name="T9_112"><text:s/></text:span><text:span text:style-name="T9_113">dramatem</text:span><text:span text:style-name="T9_114">.<text:s/></text:span><text:span text:style-name="T9_115">Akcja</text:span><text:span text:style-name="T9_116">,<text:s/></text:span><text:span text:style-name="T9_117">szybkie</text:span><text:span text:style-name="T9_118"><text:s/></text:span><text:span text:style-name="T9_119">tempo</text:span><text:span text:style-name="T9_120">,<text:s/></text:span><text:span text:style-name="T9_121">widowiskowe</text:span><text:span text:style-name="T9_122"><text:s/></text:span><text:span text:style-name="T9_123">efekty</text:span><text:span text:style-name="T9_124">,<text:s/></text:span><text:span text:style-name="T9_125">rozwałka</text:span><text:span text:style-name="T9_126">,<text:s/></text:span><text:span text:style-name="T9_127">wszystko</text:span><text:span text:style-name="T9_128"><text:s/></text:span><text:span text:style-name="T9_129">to</text:span><text:span text:style-name="T9_130"><text:s/></text:span><text:span text:style-name="T9_131">wygląda</text:span><text:span text:style-name="T9_132"><text:s/></text:span><text:span text:style-name="T9_133">świetnie</text:span><text:span text:style-name="T9_134">,<text:s/></text:span><text:span text:style-name="T9_135">ale</text:span><text:span text:style-name="T9_136"><text:s/></text:span><text:span text:style-name="T9_137">nie</text:span><text:span text:style-name="T9_138"><text:s/></text:span><text:span text:style-name="T9_139">daje</text:span><text:span text:style-name="T9_140"><text:s/></text:span><text:span text:style-name="T9_141">odpowiedniego</text:span><text:span text:style-name="T9_142"><text:s/></text:span><text:span text:style-name="T9_143">efektu</text:span><text:span text:style-name="T9_144"><text:s/></text:span><text:span text:style-name="T9_145">zaangażowania</text:span><text:span text:style-name="T9_146">.<text:s/></text:span><text:span text:style-name="T9_147">Akcja</text:span><text:span text:style-name="T9_148"><text:s/></text:span><text:span text:style-name="T9_149">bowiem</text:span><text:span text:style-name="T9_150"><text:s/></text:span><text:span text:style-name="T9_151">nie</text:span><text:span text:style-name="T9_152"><text:s/></text:span><text:span text:style-name="T9_153">równa</text:span><text:span text:style-name="T9_154"><text:s/></text:span><text:span text:style-name="T9_155">się</text:span><text:span text:style-name="T9_156"><text:s/></text:span><text:span text:style-name="T9_157">napięciu</text:span><text:span text:style-name="T9_158">,<text:s/></text:span><text:span text:style-name="T9_159">a</text:span><text:span text:style-name="T9_160"><text:s/></text:span><text:span text:style-name="T9_161">widowisko</text:span><text:span text:style-name="T9_162"><text:s/></text:span><text:span text:style-name="T9_163">nigdy</text:span><text:span text:style-name="T9_164"><text:s/></text:span><text:span text:style-name="T9_165">nie</text:span><text:span text:style-name="T9_166"><text:s/></text:span><text:span text:style-name="T9_167">zastąpi</text:span><text:span text:style-name="T9_168"><text:s/></text:span><text:span text:style-name="T9_169">dramatu</text:span><text:span text:style-name="T9_170">.<text:s/></text:span><text:span text:style-name="T9_171">Formułę</text:span><text:span text:style-name="T9_172"><text:s/></text:span><text:span text:style-name="T9_173">znał</text:span><text:span text:style-name="T9_174"><text:s/></text:span><text:span text:style-name="T9_175">już</text:span><text:span text:style-name="T9_176"><text:s/></text:span><text:span text:style-name="T9_177">Arystoteles</text:span><text:span text:style-name="T9_178">,<text:s/></text:span><text:span text:style-name="T9_179">przez</text:span><text:span text:style-name="T9_180"><text:s/></text:span><text:span text:style-name="T9_181">te</text:span><text:span text:style-name="T9_182"><text:s/></text:span><text:span text:style-name="T9_183">parę</text:span><text:span text:style-name="T9_184"><text:s/></text:span><text:span text:style-name="T9_185">tysięcy</text:span><text:span text:style-name="T9_186"><text:s/></text:span><text:span text:style-name="T9_187">lat</text:span><text:span text:style-name="T9_188"><text:s/></text:span><text:span text:style-name="T9_189">ani</text:span><text:span text:style-name="T9_190"><text:s/></text:span><text:span text:style-name="T9_191">trochę</text:span><text:span text:style-name="T9_192"><text:s/></text:span><text:span text:style-name="T9_193">się</text:span><text:span text:style-name="T9_194"><text:s/></text:span><text:span text:style-name="T9_195">nie</text:span><text:span text:style-name="T9_196"><text:s/></text:span><text:span text:style-name="T9_197">zestarzała</text:span><text:span text:style-name="T9_198">.</text:span></text:p>
      <text:p text:style-name="P10"><text:span text:style-name="T10_1"><text:s/></text:span></text:p>
      <text:p text:style-name="P11"><text:span text:style-name="T11_1">Może</text:span><text:span text:style-name="T11_2"><text:s/></text:span><text:span text:style-name="T11_3">to</text:span><text:span text:style-name="T11_4"><text:s/></text:span><text:span text:style-name="T11_5">jednak</text:span><text:span text:style-name="T11_6"><text:s/></text:span><text:span text:style-name="T11_7">po</text:span><text:span text:style-name="T11_8"><text:s/></text:span><text:span text:style-name="T11_9">prostu</text:span><text:span text:style-name="T11_10"><text:s/></text:span><text:span text:style-name="T11_11">ja</text:span><text:span text:style-name="T11_12"><text:s/></text:span><text:span text:style-name="T11_13">jestem</text:span><text:span text:style-name="T11_14"><text:s/></text:span><text:span text:style-name="T11_15">dinozaurem</text:span><text:span text:style-name="T11_16">?<text:s/></text:span><text:span text:style-name="T11_17">Albo</text:span><text:span text:style-name="T11_18"><text:s/></text:span><text:span text:style-name="T11_19">zwyczajnie</text:span><text:span text:style-name="T11_20"><text:s/></text:span><text:span text:style-name="T11_21">przesadzam</text:span><text:span text:style-name="T11_22">.<text:s/></text:span><text:span text:style-name="T11_23">Nie</text:span><text:span text:style-name="T11_24"><text:s/></text:span><text:span text:style-name="T11_25">mogę</text:span><text:span text:style-name="T11_26"><text:s/></text:span><text:span text:style-name="T11_27">tego</text:span><text:span text:style-name="T11_28"><text:s/></text:span><text:span text:style-name="T11_29">wykluczyć</text:span><text:span text:style-name="T11_30">,<text:s/></text:span><text:span text:style-name="T11_31">na</text:span><text:span text:style-name="T11_32"><text:s/></text:span><text:span text:style-name="T11_33">pocieszenie</text:span><text:span text:style-name="T11_34"><text:s/></text:span><text:span text:style-name="T11_35">jednak</text:span><text:span text:style-name="T11_36"><text:s/></text:span><text:span text:style-name="T11_37">dodam</text:span><text:span text:style-name="T11_38">,<text:s/></text:span><text:span text:style-name="T11_39">że</text:span><text:span text:style-name="T11_40"><text:s/></text:span><text:span text:style-name="T11_41">efekciarski</text:span><text:span text:style-name="T11_42"><text:s/></text:span><text:span text:style-name="T11_43">boom</text:span><text:span text:style-name="T11_44"><text:s/></text:span><text:span text:style-name="T11_45">powoli</text:span><text:span text:style-name="T11_46"><text:s/></text:span><text:span text:style-name="T11_47">zostaje</text:span><text:span text:style-name="T11_48"><text:s/></text:span><text:span text:style-name="T11_49">przetrawiony</text:span><text:span text:style-name="T11_50">.<text:s/></text:span><text:span text:style-name="T11_51">Prawdziwy</text:span><text:span text:style-name="T11_52"><text:s/></text:span><text:span text:style-name="T11_53">dramat</text:span><text:span text:style-name="T11_54"><text:s/></text:span><text:span text:style-name="T11_55">pozostaje</text:span><text:span text:style-name="T11_56"><text:s/></text:span><text:span text:style-name="T11_57">niezastąpiony</text:span><text:span text:style-name="T11_58">.<text:s/></text:span><text:span text:style-name="T11_59">Nieśmiertelny</text:span><text:span text:style-name="T11_60">.</text:span></text:p>
      <text:p text:style-name="P12"><text:span text:style-name="T12_1"><text:s/></text:span></text:p>
      <text:p text:style-name="P13"><text:span text:style-name="T13_1"><text:a xlink:type="simple" xlink:href="https://twentypercentcooler.net/data/9a/84/9a84ec28e0b35623a04821d7f8021930.jpg"><text:span text:style-name="T13_2">Obrazek</text:span></text:a></text:span><text:span text:style-name="T13_3"><text:a xlink:type="simple" xlink:href="https://twentypercentcooler.net/data/9a/84/9a84ec28e0b35623a04821d7f8021930.jpg"><text:span text:style-name="T13_4"><text:s/></text:span></text:a></text:span><text:span text:style-name="T13_5"><text:a xlink:type="simple" xlink:href="https://twentypercentcooler.net/data/9a/84/9a84ec28e0b35623a04821d7f8021930.jpg"><text:span text:style-name="T13_6">miniatura</text:span></text:a></text:span><text:span text:style-name="T13_7"><text:s text:c="2"/></text:span><text:span text:style-name="T13_8"><text:a xlink:type="simple" xlink:href="https://twentypercentcooler.net/post/show/48670/equine-female-fluttershy-generation_4-hiding-inkwe"><text:span text:style-name="T13_9">Źródło</text:span></text:a></text:span></text:p>
      <text:p text:style-name="P14"/>
      <text:p text:style-name="P15"><text:span text:style-name="T15_1">Nota</text:span><text:span text:style-name="T15_2">:</text:span></text:p>
      <text:p text:style-name="P16"><text:span text:style-name="T16_1"><text:tab/></text:span><text:span text:style-name="T16_2">Pisarz</text:span><text:span text:style-name="T16_3"><text:s/></text:span><text:span text:style-name="T16_4">amator</text:span><text:span text:style-name="T16_5"><text:s/></text:span><text:span text:style-name="T16_6">i</text:span><text:span text:style-name="T16_7"><text:s/></text:span><text:span text:style-name="T16_8">początkujący</text:span><text:span text:style-name="T16_9"><text:s/></text:span><text:span text:style-name="T16_10">publicysta</text:span><text:span text:style-name="T16_11">.<text:s/></text:span><text:span text:style-name="T16_12">Z</text:span><text:span text:style-name="T16_13"><text:s/></text:span><text:span text:style-name="T16_14">wykształcenia</text:span><text:span text:style-name="T16_15"><text:s/></text:span><text:span text:style-name="T16_16">matematyk</text:span><text:span text:style-name="T16_17">,<text:s/></text:span><text:span text:style-name="T16_18">z</text:span><text:span text:style-name="T16_19"><text:s/></text:span><text:span text:style-name="T16_20">zawodu</text:span><text:span text:style-name="T16_21"><text:s/></text:span><text:span text:style-name="T16_22">student</text:span><text:span text:style-name="T16_23"><text:s/>(</text:span><text:span text:style-name="T16_24">czytaj</text:span><text:span text:style-name="T16_25">:<text:s/></text:span><text:span text:style-name="T16_26">pasożyt</text:span><text:span text:style-name="T16_27"><text:s/></text:span><text:span text:style-name="T16_28">społeczny</text:span><text:span text:style-name="T16_29">).<text:s/></text:span><text:span text:style-name="T16_30">Wielki</text:span><text:span text:style-name="T16_31"><text:s/></text:span><text:span text:style-name="T16_32">miłośnik</text:span><text:span text:style-name="T16_33"><text:s/></text:span><text:span text:style-name="T16_34">animacji</text:span><text:span text:style-name="T16_35">,<text:s/></text:span><text:span text:style-name="T16_36">dobrych</text:span><text:span text:style-name="T16_37"><text:s/></text:span><text:span text:style-name="T16_38">scenariuszy</text:span><text:span text:style-name="T16_39"><text:s/></text:span><text:span text:style-name="T16_40">i</text:span><text:span text:style-name="T16_41"><text:s/></text:span><text:span text:style-name="T16_42">ciekawie</text:span><text:span text:style-name="T16_43"><text:s/></text:span><text:span text:style-name="T16_44">zarysowanych</text:span><text:span text:style-name="T16_45"><text:s/></text:span><text:span text:style-name="T16_46">postaci</text:span><text:span text:style-name="T16_47">.<text:s/></text:span><text:span text:style-name="T16_48">Zwolennik</text:span><text:span text:style-name="T16_49"><text:s/></text:span><text:span text:style-name="T16_50">chłodnego</text:span><text:span text:style-name="T16_51">,<text:s/></text:span><text:span text:style-name="T16_52">ale</text:span><text:span text:style-name="T16_53"><text:s/></text:span><text:span text:style-name="T16_54">serdecznego</text:span><text:span text:style-name="T16_55"><text:s/></text:span><text:span text:style-name="T16_56">podejścia</text:span><text:span text:style-name="T16_57"><text:s/></text:span><text:span text:style-name="T16_58">i</text:span><text:span text:style-name="T16_59"><text:s/></text:span><text:span text:style-name="T16_60">dokładnej</text:span><text:span text:style-name="T16_61"><text:s/></text:span><text:span text:style-name="T16_62">analizy</text:span><text:span text:style-name="T16_63"><text:s/></text:span><text:span text:style-name="T16_64">wszystkiego</text:span><text:span text:style-name="T16_65">.</text:span></text:p>
      <text:p text:style-name="P17"><text:span text:style-name="T17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